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standard">
      <style:graphic-properties svg:stroke-color="#333333" draw:fill="solid" draw:fill-color="#000000" draw:textarea-horizontal-align="justify" draw:textarea-vertical-align="middle" draw:auto-grow-height="false"/>
    </style:style>
    <style:style style:name="gr2" style:family="graphic" style:parent-style-name="objectwithoutfill">
      <style:graphic-properties svg:stroke-width="0.1cm" svg:stroke-color="#c0c0c0" draw:marker-start-width="0.35cm" draw:marker-end-width="0.35cm" draw:fill="none" draw:textarea-vertical-align="middle" fo:padding-top="0.175cm" fo:padding-bottom="0.175cm" fo:padding-left="0.3cm" fo:padding-right="0.3cm"/>
    </style:style>
    <style:style style:name="gr3" style:family="graphic" style:parent-style-name="objectwithoutfill">
      <style:graphic-properties draw:stroke="solid" svg:stroke-width="0.2cm" svg:stroke-color="#c0c0c0" draw:marker-start-width="0.5cm" draw:marker-end-width="0.5cm" draw:fill="none" draw:textarea-vertical-align="middle" fo:padding-top="0.225cm" fo:padding-bottom="0.225cm" fo:padding-left="0.35cm" fo:padding-right="0.35cm"/>
    </style:style>
    <style:style style:name="gr4" style:family="graphic" style:parent-style-name="standard">
      <style:graphic-properties svg:stroke-width="0.2cm" svg:stroke-color="#c0c0c0" draw:marker-start-width="0.5cm" draw:marker-end-width="0.5cm" draw:fill="solid" draw:fill-color="#cfe7e5" draw:textarea-horizontal-align="justify" draw:textarea-vertical-align="middle" draw:auto-grow-height="false" fo:padding-top="0.225cm" fo:padding-bottom="0.225cm" fo:padding-left="0.35cm" fo:padding-right="0.35cm"/>
    </style:style>
    <style:style style:name="gr5" style:family="graphic" style:parent-style-name="objectwithoutfill">
      <style:graphic-properties svg:stroke-width="0.2cm" svg:stroke-color="#c0c0c0" draw:marker-start-width="0.5cm" draw:marker-end-width="0.5cm" draw:fill="none" draw:fill-color="#cfe7e5" draw:textarea-vertical-align="middle" fo:padding-top="0.225cm" fo:padding-bottom="0.225cm" fo:padding-left="0.35cm" fo:padding-right="0.35cm"/>
    </style:style>
    <style:style style:name="gr6" style:family="graphic" style:parent-style-name="objectwithoutfill">
      <style:graphic-properties svg:stroke-width="0.2cm" svg:stroke-color="#c0c0c0" draw:marker-start-width="0.5cm" draw:marker-end-width="0.5cm" draw:fill="none" draw:textarea-vertical-align="middle" fo:padding-top="0.225cm" fo:padding-bottom="0.225cm" fo:padding-left="0.35cm" fo:padding-right="0.35cm"/>
    </style:style>
    <style:style style:name="gr7" style:family="graphic" style:parent-style-name="standard">
      <style:graphic-properties svg:stroke-width="0.2cm" svg:stroke-color="#c0c0c0" draw:marker-start-width="0.5cm" draw:marker-end-width="0.5cm" draw:fill="solid" draw:fill-color="#ffffff" draw:textarea-vertical-align="middle" fo:padding-top="0.225cm" fo:padding-bottom="0.225cm" fo:padding-left="0.35cm" fo:padding-right="0.35cm"/>
    </style:style>
    <style:style style:name="gr8" style:family="graphic" style:parent-style-name="standard">
      <style:graphic-properties svg:stroke-width="0.2cm" svg:stroke-color="#c0c0c0"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9" style:family="graphic" style:parent-style-name="objectwithoutfill">
      <style:graphic-properties svg:stroke-width="0.3cm" svg:stroke-color="#c0c0c0" draw:marker-start-width="0.65cm" draw:marker-end-width="0.65cm" draw:fill="solid" draw:fill-color="#ffffff" draw:textarea-vertical-align="middle" fo:padding-top="0.275cm" fo:padding-bottom="0.275cm" fo:padding-left="0.4cm" fo:padding-right="0.4cm"/>
    </style:style>
    <style:style style:name="gr10" style:family="graphic" style:parent-style-name="standard">
      <style:graphic-properties svg:stroke-width="0.3cm" svg:stroke-color="#c0c0c0"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11" style:family="graphic" style:parent-style-name="standard">
      <style:graphic-properties svg:stroke-width="0.3cm" svg:stroke-color="#c0c0c0" draw:marker-start-width="0.65cm" draw:marker-end-width="0.65cm" draw:fill="solid" draw:fill-color="#ffffff" draw:textarea-vertical-align="middle" fo:padding-top="0.275cm" fo:padding-bottom="0.275cm" fo:padding-left="0.4cm" fo:padding-right="0.4cm"/>
    </style:style>
    <style:style style:name="gr12" style:family="graphic" style:parent-style-name="objectwithoutfill">
      <style:graphic-properties svg:stroke-width="0.3cm" svg:stroke-color="#c0c0c0" draw:marker-start-width="0.65cm" draw:marker-end-width="0.65cm" draw:fill="none" draw:textarea-vertical-align="middle" fo:padding-top="0.275cm" fo:padding-bottom="0.275cm" fo:padding-left="0.4cm" fo:padding-right="0.4cm"/>
    </style:style>
    <style:style style:name="gr13" style:family="graphic" style:parent-style-name="standard">
      <style:graphic-properties svg:stroke-width="0.3cm" svg:stroke-color="#c0c0c0" draw:marker-start-width="0.65cm" draw:marker-end-width="0.65cm" draw:textarea-horizontal-align="justify" draw:textarea-vertical-align="middle" draw:auto-grow-height="false" fo:padding-top="0.275cm" fo:padding-bottom="0.275cm" fo:padding-left="0.4cm" fo:padding-right="0.4cm"/>
    </style:style>
    <style:style style:name="gr14" style:family="graphic" style:parent-style-name="objectwithoutfill">
      <style:graphic-properties svg:stroke-width="0.2cm" svg:stroke-color="#c0c0c0" draw:marker-start-width="0.5cm" draw:marker-end-width="0.5cm" draw:fill="solid" draw:fill-color="#ffffff" draw:textarea-vertical-align="middle" fo:padding-top="0.225cm" fo:padding-bottom="0.225cm" fo:padding-left="0.35cm" fo:padding-right="0.35cm"/>
    </style:style>
    <style:style style:name="gr15"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graphic-properties draw:stroke="solid" svg:stroke-width="0.2cm" svg:stroke-color="#c0c0c0" draw:marker-start-width="0.5cm" draw:marker-end-width="0.5cm" draw:fill="solid" draw:fill-color="#ffffff" draw:textarea-vertical-align="middle" fo:padding-top="0.225cm" fo:padding-bottom="0.225cm" fo:padding-left="0.35cm" fo:padding-right="0.35cm"/>
    </style:style>
    <style:style style:name="gr30" style:family="graphic" style:parent-style-name="standard">
      <style:graphic-properties draw:stroke="solid" svg:stroke-width="0.2cm" svg:stroke-color="#c0c0c0"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31" style:family="graphic" style:parent-style-name="standard">
      <style:graphic-properties draw:stroke="solid" svg:stroke-width="0.2cm" svg:stroke-color="#c0c0c0" draw:marker-start-width="0.5cm" draw:marker-end-width="0.5cm" draw:fill="solid" draw:fill-color="#ffffff" draw:textarea-vertical-align="middle" draw:auto-grow-height="false" fo:min-height="0.749cm" fo:min-width="0.499cm" fo:padding-top="0.225cm" fo:padding-bottom="0.225cm" fo:padding-left="0.35cm" fo:padding-right="0.35cm"/>
    </style:style>
    <style:style style:name="gr32" style:family="graphic" style:parent-style-name="standard">
      <style:graphic-properties svg:stroke-width="0.1cm" svg:stroke-color="#c0c0c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3" style:family="graphic" style:parent-style-name="standard">
      <style:graphic-properties draw:stroke="solid"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34"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35" style:family="graphic" style:parent-style-name="standard">
      <style:graphic-properties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6" style:family="graphic" style:parent-style-name="standard">
      <style:graphic-properties draw:stroke="solid" svg:stroke-width="0.1cm" svg:stroke-color="#808080" draw:marker-start-width="0.35cm" draw:marker-end-width="0.35cm" draw:fill="none" draw:textarea-horizontal-align="justify" draw:textarea-vertical-align="middle" draw:auto-grow-height="false" fo:padding-top="0.175cm" fo:padding-bottom="0.175cm" fo:padding-left="0.3cm" fo:padding-right="0.3cm"/>
    </style:style>
    <style:style style:name="gr37" style:family="graphic" style:parent-style-name="standard">
      <style:graphic-properties draw:stroke="solid" svg:stroke-width="0.1cm" svg:stroke-color="#808080" draw:marker-start-width="0.35cm" draw:marker-end-width="0.35cm" draw:fill="none" draw:fill-color="#000000" draw:textarea-horizontal-align="left" draw:textarea-vertical-align="middle" draw:auto-grow-height="true" draw:auto-grow-width="true" fo:min-height="0cm" fo:min-width="0cm" fo:padding-top="0.175cm" fo:padding-bottom="0.175cm" fo:padding-left="0.3cm" fo:padding-right="0.3cm" draw:shadow="hidden"/>
    </style:style>
    <style:style style:name="gr38" style:family="graphic" style:parent-style-name="standard">
      <style:graphic-properties draw:stroke="solid" svg:stroke-width="0.1cm"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39" style:family="graphic" style:parent-style-name="standard">
      <style:graphic-properties svg:stroke-width="0.1cm" draw:marker-start-width="0.35cm" draw:marker-end-width="0.35cm" draw:fill="solid" draw:fill-color="#ffffff" draw:textarea-vertical-align="middle" fo:padding-top="0.175cm" fo:padding-bottom="0.175cm" fo:padding-left="0.3cm" fo:padding-right="0.3cm"/>
    </style:style>
    <style:style style:name="gr40" style:family="graphic" style:parent-style-name="standard">
      <style:graphic-properties draw:stroke="solid" svg:stroke-width="0.1cm" svg:stroke-color="#808080" draw:marker-start-width="0.35cm" draw:marker-end-width="0.35cm" draw:fill="none" draw:textarea-horizontal-align="justify" draw:textarea-vertical-align="middle" draw:auto-grow-height="false" fo:min-height="0.05cm" fo:min-width="3.5cm" fo:padding-top="0.175cm" fo:padding-bottom="0.175cm" fo:padding-left="0.3cm" fo:padding-right="0.3cm"/>
    </style:style>
    <style:style style:name="gr41" style:family="graphic" style:parent-style-name="standard">
      <style:graphic-properties draw:stroke="solid" svg:stroke-width="0.1cm" svg:stroke-color="#808080" draw:marker-start-width="0.35cm" draw:marker-end-width="0.35cm" draw:fill="none" draw:textarea-horizontal-align="justify" draw:textarea-vertical-align="middle" draw:auto-grow-height="false" fo:min-height="2.15cm" fo:min-width="0cm" fo:padding-top="0.175cm" fo:padding-bottom="0.175cm" fo:padding-left="0.3cm" fo:padding-right="0.3cm"/>
    </style:style>
    <style:style style:name="gr42" style:family="graphic" style:parent-style-name="standard">
      <style:graphic-properties draw:stroke="solid" svg:stroke-width="0.1cm" svg:stroke-color="#808080" draw:marker-start-width="0.35cm" draw:marker-end-width="0.35cm" draw:fill="none" draw:textarea-horizontal-align="justify" draw:textarea-vertical-align="middle" draw:auto-grow-height="false" fo:min-height="3.15cm" fo:min-width="0cm" fo:padding-top="0.175cm" fo:padding-bottom="0.175cm" fo:padding-left="0.3cm" fo:padding-right="0.3cm"/>
    </style:style>
    <style:style style:name="gr43" style:family="graphic" style:parent-style-name="standard">
      <style:graphic-properties svg:stroke-width="0.1cm" draw:marker-start-width="0.35cm" draw:marker-end-width="0.35cm" draw:fill="none" draw:textarea-horizontal-align="justify" draw:textarea-vertical-align="middle" draw:auto-grow-height="false" fo:min-height="0cm" fo:min-width="0cm" fo:padding-top="0.175cm" fo:padding-bottom="0.175cm" fo:padding-left="0.3cm" fo:padding-right="0.3cm" draw:shadow="hidden"/>
    </style:style>
    <style:style style:name="gr44" style:family="graphic" style:parent-style-name="standard">
      <style:graphic-properties svg:stroke-width="0.1cm" draw:marker-start-width="0.35cm" draw:marker-end-width="0.35cm" draw:fill="none" draw:textarea-horizontal-align="justify" draw:textarea-vertical-align="middle" draw:auto-grow-height="false" fo:min-height="5.768cm" fo:min-width="5.618cm" fo:padding-top="0.175cm" fo:padding-bottom="0.175cm" fo:padding-left="0.3cm" fo:padding-right="0.3cm" draw:shadow="hidden"/>
    </style:style>
    <style:style style:name="gr45" style:family="graphic" style:parent-style-name="standard">
      <style:graphic-properties draw:stroke="solid" svg:stroke-width="0.1cm" draw:marker-start-width="0.35cm" draw:marker-end-width="0.35cm" draw:fill="solid" draw:fill-color="#ffffff" draw:textarea-horizontal-align="justify" draw:textarea-vertical-align="middle" draw:auto-grow-height="false" fo:min-height="2.894cm" fo:min-width="5.019cm" fo:padding-top="0.175cm" fo:padding-bottom="0.175cm" fo:padding-left="0.3cm" fo:padding-right="0.3cm" fo:wrap-option="no-wrap"/>
    </style:style>
    <style:style style:name="gr46" style:family="graphic" style:parent-style-name="standard">
      <style:graphic-properties svg:stroke-width="0.1cm" draw:marker-start-width="0.35cm" draw:marker-end-width="0.35cm" draw:fill="solid" draw:fill-color="#ffffff" draw:textarea-horizontal-align="justify" draw:textarea-vertical-align="middle" draw:auto-grow-height="false" fo:min-height="2.408cm" fo:min-width="7.958cm" fo:padding-top="0.175cm" fo:padding-bottom="0.175cm" fo:padding-left="0.3cm" fo:padding-right="0.3cm"/>
    </style:style>
    <style:style style:name="gr47" style:family="graphic" style:parent-style-name="standard">
      <style:graphic-properties svg:stroke-width="0.1cm" draw:marker-start-width="0.35cm" draw:marker-end-width="0.35cm" draw:fill="none" draw:textarea-horizontal-align="justify" draw:textarea-vertical-align="middle" draw:auto-grow-height="false" fo:min-height="1.418cm" fo:min-width="1.168cm" fo:padding-top="0.175cm" fo:padding-bottom="0.175cm" fo:padding-left="0.3cm" fo:padding-right="0.3cm"/>
    </style:style>
    <style:style style:name="gr48" style:family="graphic" style:parent-style-name="standard">
      <style:graphic-properties svg:stroke-width="0.1cm" draw:marker-start-width="0.35cm" draw:marker-end-width="0.35cm" draw:fill="solid" draw:fill-color="#ffffff" draw:textarea-horizontal-align="justify" draw:textarea-vertical-align="middle" draw:auto-grow-height="false" fo:min-height="4.65cm" fo:min-width="9.2cm" fo:padding-top="0.175cm" fo:padding-bottom="0.175cm" fo:padding-left="0.3cm" fo:padding-right="0.3cm"/>
    </style:style>
    <style:style style:name="gr49" style:family="graphic" style:parent-style-name="standard">
      <style:graphic-properties svg:stroke-width="0.1cm" draw:marker-start-width="0.35cm" draw:marker-end-width="0.35cm" draw:fill="solid" draw:fill-color="#ffffff" draw:textarea-horizontal-align="justify" draw:textarea-vertical-align="middle" draw:auto-grow-height="false" fo:min-height="0.395cm" fo:min-width="1.7cm" fo:padding-top="0.175cm" fo:padding-bottom="0.175cm" fo:padding-left="0.3cm" fo:padding-right="0.3cm"/>
    </style:style>
    <style:style style:name="P1" style:family="paragraph">
      <loext:graphic-properties draw:fill="solid" draw:fill-color="#000000"/>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cfe7e5"/>
      <style:paragraph-properties fo:text-align="center"/>
    </style:style>
    <style:style style:name="P4" style:family="paragraph">
      <loext:graphic-properties draw:fill="none" draw:fill-color="#cfe7e5"/>
      <style:paragraph-properties fo:text-align="center"/>
    </style:style>
    <style:style style:name="P5" style:family="paragraph">
      <loext:graphic-properties draw:fill="solid" draw:fill-color="#ffffff"/>
      <style:paragraph-properties fo:text-align="center"/>
    </style:style>
    <style:style style:name="P6" style:family="paragraph">
      <style:paragraph-properties fo:text-align="center"/>
    </style:style>
    <style:style style:name="P7"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ゴシック" style:font-size-asian="18pt" style:language-asian="ja" style:country-asian="JP" style:font-style-asian="normal" style:font-weight-asian="normal" style:font-name-complex="Mang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000000"/>
      <style:paragraph-properties fo:text-align="center"/>
      <style:text-properties fo:font-size="180pt" style:font-size-asian="180pt" style:font-size-complex="180pt"/>
    </style:style>
    <style:style style:name="P9" style:family="paragraph">
      <loext:graphic-properties draw:fill="solid" draw:fill-color="#ffffff"/>
      <style:paragraph-properties fo:text-align="center"/>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0.384cm" svg:height="0.384cm" svg:x="10.141cm" svg:y="3.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2" draw:layer="layout" svg:width="20.199cm" svg:height="17.55cm" draw:transform="rotate (-3.14159265358979) translate (25.8cm 19.6cm)" svg:viewBox="0 0 20200 17551" svg:d="M17100 13800h1300l1200 100-900 200-1500 300 1900-300h1100l-300 600-1900 500-800 600c0 0-700 2100-2900 1700-1121-204-2088-2901-2200-3800-100-800-521-3375-900-3700-700-600-2994 430-4500 400-1042-21-2058-413-3100-400-877 11-1786 73-2600 400-378 152-1000 700-1000 700 0 0 487-1386 700-2100 196-659 707-1336 1100-1900 782-1123 1585-1871 2800-2500 877-454 2500-1000 2500-1000l-100-2500 1000-1100-300 800 1600-500-1200 800 1200 600-200-100-1700-100 100 2200 1900 300v-1600l800-600-100 500 1000-200-1200 600 1300 100-1300 200v1100c0 0 2222 194 3100 800 571 394 1000 1036 1200 1700 317 1054-148 2201-100 3300 25 570-6 1168 200 1700 207 535 581 1009 1000 1400 372 347 1300 800 1300 800l500 900 100 800">
          <text:p/>
        </draw:path>
      </draw:page>
      <draw:page draw:name="page2" draw:style-name="dp1" draw:master-page-name="標準">
        <draw:path draw:style-name="gr3" draw:text-style-name="P2" draw:layer="layout" svg:width="2.583cm" svg:height="1.093cm" draw:transform="skewX (-0.0808087443673375) rotate (1.416858286769) translate (15.4187546768277cm 13.5728025907528cm)" svg:viewBox="0 0 2584 1094" svg:d="M0 371c192-229 476-388 645-370 159 18 320 7 480 10 162 3 327-6 486 92 151 94 306 174 467 219l506 772">
          <text:p/>
        </draw:path>
        <draw:path draw:style-name="gr3" draw:text-style-name="P2" draw:layer="layout" svg:width="1.877cm" svg:height="0.703cm" draw:transform="skewX (-0.205599785884932) rotate (1.32051611205891) translate (19.5260192967548cm 14.2873031702028cm)" svg:viewBox="0 0 1878 704" svg:d="M0 278c158-299 610-292 748-268 132 23 266 9 397 13 134 4 271-9 402 120 123 123 110 197 244 256l87 305">
          <text:p/>
        </draw:path>
        <draw:path draw:style-name="gr3" draw:text-style-name="P2" draw:layer="layout" svg:width="2.156cm" svg:height="0.628cm" draw:transform="skewX (0.00279252680319091) rotate (1.46520390704924) translate (18.4576659790791cm 14.1768956463277cm)" svg:viewBox="0 0 2157 629" svg:d="M0 214c160-132 397-224 538-213 133 10 267 4 401 5 135 2 273-4 406 53 126 54 255 100 389 126l423 444">
          <text:p/>
        </draw:path>
        <draw:custom-shape draw:style-name="gr4" draw:text-style-name="P3" draw:layer="layout" svg:width="0.5cm" svg:height="0.5cm" svg:x="11.91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5cm" svg:height="0.5cm" svg:x="12.51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2" draw:layer="layout" svg:width="2.583cm" svg:height="1.093cm" draw:transform="skewX (-0.0808087443673375) rotate (1.416858286769) translate (12.9187546768277cm 16.4728025907528cm)" svg:viewBox="0 0 2584 1094" svg:d="M0 371c192-229 476-388 645-370 159 18 320 7 480 10 162 3 327-6 486 92 151 94 306 174 467 219l506 772">
          <text:p/>
        </draw:path>
        <draw:path draw:style-name="gr3" draw:text-style-name="P2" draw:layer="layout" svg:width="2.315cm" svg:height="0.432cm" draw:transform="skewX (-0.130376095123976) rotate (1.38107903710311) translate (14.9743091938661cm 16.6741151965796cm)" svg:viewBox="0 0 2316 433" svg:d="M0 433c133 3 274-174 403-76 121 94 768-311 900-267l1013-90">
          <text:p/>
        </draw:path>
        <draw:path draw:style-name="gr3" draw:text-style-name="P2" draw:layer="layout" svg:width="2.264cm" svg:height="2.474cm" draw:transform="skewX (-0.102101761241668) rotate (1.40132485642625) translate (15.7279849388141cm 16.732533932416cm)" svg:viewBox="0 0 2265 2475" svg:d="M0 2475c84 1 492-552 575-496 78 54 684-653 768-628l922-1351">
          <text:p/>
        </draw:path>
        <draw:path draw:style-name="gr3" draw:text-style-name="P2" draw:layer="layout" svg:width="2.35cm" svg:height="0.515cm" draw:transform="skewX (0.00279252680319092) rotate (1.46520390704924) translate (14.1492158664665cm 16.482504859702cm)" svg:viewBox="0 0 2351 516" svg:d="M0 162c135 2 353-209 486-152 127 53 672-11 806 15l1059 491">
          <text:p/>
        </draw:path>
        <draw:path draw:style-name="gr3" draw:text-style-name="P2" draw:layer="layout" svg:width="0.922cm" svg:height="0.983cm" draw:transform="skewX (-0.0808087443673375) rotate (1.416858286769) translate (15.7187546768277cm 10.3728025907528cm)" svg:viewBox="0 0 923 984" svg:d="M0 371c192-229 476-388 645-370 159 18 90 151 250 153 162 3-430 343-271 441 151 94-740 343-579 389">
          <text:p/>
        </draw:path>
        <draw:path draw:style-name="gr3" draw:text-style-name="P2" draw:layer="layout" svg:width="1.196cm" svg:height="1.243cm" draw:transform="skewX (-0.130376095123976) rotate (1.38107903710311) translate (17.4629337654343cm 10.7259106139504cm)" svg:viewBox="0 0 1197 1244" svg:d="M29 41c156-228 1019 560 1155 579 131 17-804 620-675 623 133 3-509-4-509-4">
          <text:p/>
        </draw:path>
        <draw:path draw:style-name="gr3" draw:text-style-name="P2" draw:layer="layout" svg:width="1.396cm" svg:height="2.997cm" draw:transform="skewX (-0.102101761241668) rotate (1.40132485642625) translate (18.2015665045342cm 11.4052899066036cm)" svg:viewBox="0 0 1397 2998" svg:d="M614 5c101-131 690 2451 778 2461 83 10-1066 463-983 465 85 1-484 11-401 67">
          <text:p/>
        </draw:path>
        <draw:path draw:style-name="gr3" draw:text-style-name="P2" draw:layer="layout" svg:width="1.063cm" svg:height="1.098cm" draw:transform="skewX (0.0027925268031909) rotate (1.46520390704924) translate (16.794316225753cm 10.5976405590259cm)" svg:viewBox="0 0 1064 1099" svg:d="M0 22c161-132 907 375 1048 386 132 10-577 548-443 550 135 1-520 85-387 141">
          <text:p/>
        </draw:path>
        <draw:path draw:style-name="gr5" draw:text-style-name="P4" draw:layer="layout" svg:width="3.15cm" svg:height="5.727cm" draw:transform="rotate (-1.25227373830593) translate (21.047645432059cm 12.075252445812cm)" svg:viewBox="0 0 3151 5728" svg:d="M0 5721c223 10 499 36 652-179 123-174 109-409 215-588 139-233-544-531 12-368 281 82 421-247 579-424 219-246-505-571 116-554 268 8 522-102 691-298 135-157 213-325 156-607-59-293-757-309-73-441 263-51 391-317 504-535 118-227-83-439-113-718-26-237 196-393 340-568l72-217-145-224-178 73">
          <text:p/>
        </draw:path>
        <draw:path draw:style-name="gr3" draw:text-style-name="P2" draw:layer="layout" svg:width="2.497cm" svg:height="0.994cm" draw:transform="skewX (0.00279252680319094) rotate (1.46520390704924) translate (16.8575283661695cm 13.8768806724798cm)" svg:viewBox="0 0 2498 995" svg:d="M0 214c161-132 397-223 538-213 133 10 267 4 401 6 135 1 273-4 406 52 126 54 255 100 390 126l763 810">
          <text:p/>
        </draw:path>
        <draw:polygon draw:style-name="gr6" draw:text-style-name="P2" draw:layer="layout" svg:width="11.738cm" svg:height="6.56cm" draw:transform="skewX (-4.83680947991406E-017) rotate (-2.956238687028) translate (17.7071837083586cm 13.5048899309466cm)" svg:viewBox="0 0 11739 6561" draw:points="6106,1659 7734,1659 9491,971 10357,1235 10713,1505 11739,2003 9681,2126 11733,3121 10087,3219 9085,3133 7525,2230 5996,2248 5928,3151 5093,3809 5922,4269 8078,4165 10253,5590 8090,5185 9460,6561 7556,6407 6432,5891 5615,4822 4232,4054 1401,3422 0,2752 1487,2420 2082,1413 2144,0 3735,197 6008,1640">
          <text:p/>
        </draw:polygon>
        <draw:polyline draw:style-name="gr6" draw:text-style-name="P2" draw:layer="layout" svg:width="9.135cm" svg:height="4.196cm" draw:transform="rotate (-0.380481776934764) translate (17.25844866181cm 9.90360037705415cm)" svg:viewBox="0 0 9136 4197" draw:points="130,1021 3584,1040 5998,1151 8338,0 9136,650 8672,1374 9118,1411 8783,2730 8375,2785 8783,3268 8672,4067 8393,4178 6332,2525 2507,3732 0,4197">
          <text:p/>
        </draw:polyline>
      </draw:page>
      <draw:page draw:name="page3" draw:style-name="dp1" draw:master-page-name="標準">
        <draw:polygon draw:style-name="gr7" draw:text-style-name="P5" draw:layer="layout" svg:width="10.099cm" svg:height="7.103cm" svg:x="9.9cm" svg:y="8.287cm" svg:viewBox="0 0 10100 7104" draw:points="0,1922 2200,0 8200,84 10100,1672 9200,6185 8200,7104 2700,7104 500,5433">
          <text:p/>
        </draw:polygon>
        <draw:custom-shape draw:style-name="gr8" draw:text-style-name="P5" draw:layer="layout" svg:width="1.5cm" svg:height="1.253cm" svg:x="10.6cm" svg:y="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5cm" svg:height="1.254cm" svg:x="17.8cm" svg:y="6.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 draw:text-style-name="P5" draw:layer="layout" svg:width="0.799cm" svg:height="0.835cm" svg:x="11.5cm" svg:y="7.785cm" svg:viewBox="0 0 800 836" draw:points="300,836 0,334 500,0 800,418">
          <text:p/>
        </draw:polygon>
        <draw:polygon draw:style-name="gr7" draw:text-style-name="P5" draw:layer="layout" svg:width="0.999cm" svg:height="0.668cm" svg:x="17.6cm" svg:y="7.869cm" svg:viewBox="0 0 1000 669" draw:points="0,501 500,0 1000,251 600,669">
          <text:p/>
        </draw:polygon>
        <draw:polygon draw:style-name="gr7" draw:text-style-name="P5" draw:layer="layout" svg:width="3.899cm" svg:height="2.841cm" svg:x="18.9cm" svg:y="7.033cm" svg:viewBox="0 0 3900 2842" draw:points="0,1922 2300,0 3900,1087 1300,2842">
          <text:p/>
        </draw:polygon>
        <draw:polygon draw:style-name="gr7" draw:text-style-name="P5" draw:layer="layout" svg:width="2.999cm" svg:height="3.677cm" svg:x="20.9cm" svg:y="4.442cm" svg:viewBox="0 0 3000 3678" draw:points="100,2257 0,1087 1500,0 3000,1337 2200,3678">
          <text:p/>
        </draw:polygon>
        <draw:polygon draw:style-name="gr7" draw:text-style-name="P5" draw:layer="layout" svg:width="3.399cm" svg:height="2.506cm" svg:x="19.1cm" svg:y="2.854cm" svg:viewBox="0 0 3400 2507" draw:points="1300,2507 0,1839 2200,0 3400,1337">
          <text:p/>
        </draw:polygon>
        <draw:polygon draw:style-name="gr7" draw:text-style-name="P5" draw:layer="layout" svg:width="4.799cm" svg:height="1.169cm" svg:x="15.2cm" svg:y="3.439cm" svg:viewBox="0 0 4800 1170" draw:points="3700,1170 0,836 4300,0 4800,251">
          <text:p/>
        </draw:polygon>
        <draw:polygon draw:style-name="gr7" draw:text-style-name="P5" draw:layer="layout" svg:width="6.699cm" svg:height="1.921cm" svg:x="14.7cm" svg:y="1.6cm" svg:viewBox="0 0 6700 1922" draw:points="5500,1922 4900,1588 2100,1087 0,1922 2300,0 6600,585 6700,1087">
          <text:p/>
        </draw:polygon>
        <draw:polygon draw:style-name="gr7" draw:text-style-name="P5" draw:layer="layout" svg:width="5.399cm" svg:height="1.921cm" svg:x="20.2cm" svg:y="9.958cm" svg:viewBox="0 0 5400 1922" draw:points="0,334 1200,334 3200,585 5400,1922 5300,1337 3400,251 1300,0 100,0">
          <text:p/>
        </draw:polygon>
        <draw:polygon draw:style-name="gr7" draw:text-style-name="P5" draw:layer="layout" svg:width="2.599cm" svg:height="4.262cm" svg:x="18.9cm" svg:y="14.137cm" svg:viewBox="0 0 2600 4263" draw:points="300,334 2100,669 1500,3009 0,4263 1200,3594 1900,2925 2600,585 400,0">
          <text:p/>
        </draw:polygon>
        <draw:polygon draw:style-name="gr7" draw:text-style-name="P5" draw:layer="layout" svg:width="3.499cm" svg:height="3.927cm" svg:x="19.7cm" svg:y="12.8cm" svg:viewBox="0 0 3500 3928" draw:points="0,334 2500,585 3100,1755 3000,3928 3500,2925 3400,1672 2800,251 100,0">
          <text:p/>
        </draw:polygon>
        <draw:polygon draw:style-name="gr7" draw:text-style-name="P5" draw:layer="layout" svg:width="5.499cm" svg:height="3.342cm" svg:x="19.8cm" svg:y="11.296cm" svg:viewBox="0 0 5500 3343" draw:points="0,334 2000,669 4000,1504 5500,3343 5300,2340 4100,1170 1800,334 100,0">
          <text:p/>
        </draw:polygon>
        <draw:polygon draw:style-name="gr7" draw:text-style-name="P5" draw:layer="layout" svg:width="3.362cm" svg:height="2.841cm" svg:x="7.715cm" svg:y="7.033cm" svg:viewBox="0 0 3363 2842" draw:points="3363,1922 1380,0 0,1087 2242,2842">
          <text:p/>
        </draw:polygon>
        <draw:polygon draw:style-name="gr7" draw:text-style-name="P5" draw:layer="layout" svg:width="2.586cm" svg:height="3.677cm" svg:x="6.766cm" svg:y="4.442cm" svg:viewBox="0 0 2587 3678" draw:points="2501,2257 2587,1087 1294,0 0,1337 690,3678">
          <text:p/>
        </draw:polygon>
        <draw:polygon draw:style-name="gr7" draw:text-style-name="P5" draw:layer="layout" svg:width="2.931cm" svg:height="2.506cm" svg:x="7.973cm" svg:y="2.854cm" svg:viewBox="0 0 2932 2507" draw:points="1811,2507 2932,1839 1035,0 0,1337">
          <text:p/>
        </draw:polygon>
        <draw:polygon draw:style-name="gr7" draw:text-style-name="P5" draw:layer="layout" svg:width="4.138cm" svg:height="1.169cm" svg:x="10.129cm" svg:y="3.439cm" svg:viewBox="0 0 4139 1170" draw:points="949,1170 4139,836 431,0 0,251">
          <text:p/>
        </draw:polygon>
        <draw:polygon draw:style-name="gr7" draw:text-style-name="P5" draw:layer="layout" svg:width="5.777cm" svg:height="1.921cm" svg:x="8.922cm" svg:y="1.6cm" svg:viewBox="0 0 5778 1922" draw:points="1035,1922 1552,1588 3967,1087 5778,1922 3794,0 86,585 0,1087">
          <text:p/>
        </draw:polygon>
        <draw:polygon draw:style-name="gr7" draw:text-style-name="P5" draw:layer="layout" svg:width="4.656cm" svg:height="1.921cm" svg:x="5.3cm" svg:y="9.958cm" svg:viewBox="0 0 4657 1922" draw:points="4657,334 3622,334 1897,585 0,1922 86,1337 1725,251 3536,0 4571,0">
          <text:p/>
        </draw:polygon>
        <draw:polygon draw:style-name="gr7" draw:text-style-name="P5" draw:layer="layout" svg:width="2.241cm" svg:height="4.262cm" svg:x="8.836cm" svg:y="14.137cm" svg:viewBox="0 0 2242 4263" draw:points="1983,334 431,669 949,3009 2242,4263 1207,3594 604,2925 0,585 1897,0">
          <text:p/>
        </draw:polygon>
        <draw:polygon draw:style-name="gr7" draw:text-style-name="P5" draw:layer="layout" svg:width="3.017cm" svg:height="3.927cm" svg:x="7.37cm" svg:y="12.8cm" svg:viewBox="0 0 3018 3928" draw:points="3018,334 862,585 345,1755 431,3928 0,2925 86,1672 604,251 2932,0">
          <text:p/>
        </draw:polygon>
        <draw:polygon draw:style-name="gr7" draw:text-style-name="P5" draw:layer="layout" svg:width="4.742cm" svg:height="3.342cm" svg:x="5.559cm" svg:y="11.296cm" svg:viewBox="0 0 4743 3343" draw:points="4743,334 3018,669 1294,1504 0,3343 172,2340 1207,1170 3191,334 4657,0">
          <text:p/>
        </draw:polygon>
      </draw:page>
      <draw:page draw:name="page4" draw:style-name="dp1" draw:master-page-name="標準">
        <draw:polygon draw:style-name="gr9" draw:text-style-name="P5" draw:layer="layout" svg:width="23.035cm" svg:height="9.896cm" draw:transform="skewX (-0.0753982236861551) rotate (2.66337243854335) translate (22.5313077937899cm 20.7307140839825cm)" svg:viewBox="0 0 23036 9897" draw:points="19509,6061 22017,5777 23036,3612 21887,2804 19861,2987 19234,3667 18427,3497 17069,2956 16425,2820 17077,1363 18091,1451 18642,1820 18358,1444 19478,1492 18453,1212 19325,577 18281,987 18462,331 17949,728 16782,796 15503,2500 13586,2472 11051,2882 9808,3566 8317,2493 8222,1653 10073,1414 8470,1265 9438,396 8080,930 7929,15 7605,1018 6970,0 7121,915 6258,670 7311,1523 7301,2405 8763,3976 7557,4352 4947,4305 2535,5055 835,6210 0,7610 116,8322 417,9256 1869,9897 929,9194 474,8593 739,7514 1756,6530 2961,6155 5050,5544 6930,5670 8283,6002 9447,6250 10031,7820 10714,8346 10750,9204 11196,8541 11670,9525 11624,8568 12089,9360 11775,8411 12592,8773 11928,8255 12336,7899 11500,8227 10996,7742 10828,5982 12156,6416 13465,6457 14823,6190 15391,6942 16655,7715 16959,8472 17082,7741 17708,8568 17347,7734 18600,8315 17660,7612 18619,7624 17918,7413 16560,6874 15876,5973 17662,5467 18673,5251">
          <text:p/>
        </draw:polygon>
        <draw:custom-shape draw:style-name="gr10" draw:text-style-name="P5" draw:layer="layout" svg:width="1.052cm" svg:height="1.146cm" svg:x="5.255cm" svg:y="4.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69cm" svg:height="1.23cm" svg:x="4.787cm" svg:y="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標準">
        <draw:polygon draw:style-name="gr11" draw:text-style-name="P5" draw:layer="layout" svg:width="1.786cm" svg:height="4.06cm" draw:transform="skewX (-0.329518162776529) rotate (-0.329343629851331) translate (20.3993572068745cm 9.90206671825666cm)" svg:viewBox="0 0 1787 4061" draw:points="681,869 681,2064 171,2607 0,2716 0,2933 171,2933 0,3042 0,3368 0,3485 317,3482 34,3762 121,4061 1057,3445 1702,2608 1787,327 256,0">
          <text:p/>
        </draw:polygon>
        <draw:polygon draw:style-name="gr11" draw:text-style-name="P5" draw:layer="layout" svg:width="2.601cm" svg:height="4.599cm" svg:x="20.6cm" svg:y="11.333cm" svg:viewBox="0 0 2602 4600" draw:points="402,1000 1302,2400 166,3107 0,3222 0,3452 166,3452 0,3567 0,3911 332,4141 829,4026 746,4485 995,4600 1161,4485 2602,2600 2102,0 249,352">
          <text:p/>
        </draw:polygon>
        <draw:polygon draw:style-name="gr11" draw:text-style-name="P5" draw:layer="layout" svg:width="2.1cm" svg:height="3.628cm" draw:transform="skewX (-0.242426233102012) rotate (-0.242251700176813) translate (11.8604588976185cm 10.6607117570918cm)" svg:viewBox="0 0 2101 3629" draw:points="801,777 801,1845 201,2330 0,2427 0,2621 201,2621 0,2718 0,3010 401,3204 452,3265 40,3361 143,3629 1400,3495 2001,2330 2101,292 301,0">
          <text:p/>
        </draw:polygon>
        <draw:polygon draw:style-name="gr11" draw:text-style-name="P5" draw:layer="layout" svg:width="2.099cm" svg:height="3.699cm" svg:x="12.1cm" svg:y="12.433cm" svg:viewBox="0 0 2100 3700" draw:points="800,800 800,1900 200,2400 0,2500 0,2700 200,2700 0,2800 0,3100 400,3300 1000,3200 900,3600 1200,3700 1400,3600 2000,2400 2100,300 300,0">
          <text:p/>
        </draw:polygon>
        <draw:path draw:style-name="gr9" draw:text-style-name="P5" draw:layer="layout" svg:width="9.981cm" svg:height="18.962cm" draw:transform="rotate (1.89333317256345) translate (7.47964134882735cm 17.0329379080894cm)" svg:viewBox="0 0 9982 18963" svg:d="M8720 1354c-317 949-86 1835-160 2688 538-31 747 718 410 1297-239 411 976 590 1011 1076 24 325-253 442-854 31-169 611-1075 695-1551 1801-253 1075-1361 2181-1362 3130-253 442 707 4948-1333 6513-417 320-1164 631-1803 30-111 498-654 696-981 1043 32-409 814-1153 95-1227-488-51-1143-1038-1611-1178-470-140-820-1961-377-2656 43-1180-504-1961 129-3542 227-564 761-2276 1362-2497-316-316 997-1955 1583-1896 417 41 379-189 1107-474 33-615-445-1096-220-1549 217-439 475-790 949-948-379-443-237-1786-93-2245 122-391 1887-729 2625-599 93-88-710-308-1170 31-276 202-685 339-823 568-465 965 54 2012 30 2119 12-92-114-1135 286-1802 210-350 919-266 1139-569 412-284 856-158 854-31 635 397 790 475 758 886z">
          <text:p/>
        </draw:path>
        <draw:polyline draw:style-name="gr12" draw:text-style-name="P2" draw:layer="layout" svg:width="1.654cm" svg:height="1.251cm" draw:transform="rotate (0.463733982254893) translate (11.080027648692cm 7.69310710044723cm)" svg:viewBox="0 0 1655 1252" draw:points="0,268 447,268 1252,0 1431,89 1655,313 1565,492 1386,850 402,1252">
          <text:p/>
        </draw:polyline>
        <draw:custom-shape draw:style-name="gr13" draw:text-style-name="P6" draw:layer="layout" svg:width="0.447cm" svg:height="0.3cm" draw:transform="skewX (0.174881991049832) translate (6.453cm 9.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426cm" svg:height="0.332cm" draw:transform="rotate (-1.33639860825206) translate (6.123cm 8.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5cm" svg:height="0.6cm" svg:x="10cm" svg:y="8.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5cm" svg:height="0.5cm" svg:x="8.8cm" svg:y="6.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6" draw:style-name="dp1" draw:master-page-name="標準">
        <draw:polygon draw:style-name="gr7" draw:text-style-name="P5" draw:layer="layout" svg:width="5.899cm" svg:height="9.414cm" svg:x="8.7cm" svg:y="9.885cm" svg:viewBox="0 0 5900 9415" draw:points="2103,3238 1800,4011 2600,6515 2433,7184 1400,7915 600,7815 0,8115 400,8015 1100,8315 300,8315 200,8715 500,8615 1039,8711 700,9015 700,9415 1100,9115 2100,9015 2200,8115 4827,6779 5000,6415 4700,6115 4700,4411 5900,2024 2350,0">
          <text:p/>
        </draw:polygon>
        <draw:polygon draw:style-name="gr7" draw:text-style-name="P5" draw:layer="layout" svg:width="3.962cm" svg:height="3.237cm" svg:x="6.337cm" svg:y="9.5cm" svg:viewBox="0 0 3963 3238" draw:points="3715,708 1663,1100 1404,2428 1651,3036 1238,2732 826,3238 743,2732 0,2833 661,2428 908,810 3963,0">
          <text:p/>
        </draw:polygon>
        <draw:polygon draw:style-name="gr7" draw:text-style-name="P5" draw:layer="layout" svg:width="24.499cm" svg:height="17.016cm" svg:x="4.3cm" svg:y="3.183cm" svg:viewBox="0 0 24500 17017" draw:points="0,4300 1300,2300 1700,1800 2900,1800 3800,3217 4400,4117 4800,4617 6906,4617 7825,3946 10632,3440 13438,5059 19547,4452 21693,3541 22436,2934 23840,1720 24005,1214 23840,607 23179,202 22684,0 24005,607 24335,1315 24500,3035 22436,5463 19877,7892 14677,8802 14512,7285 13521,5969 14512,7386 14594,11028 14006,15217 15106,15917 14906,17017 14606,16217 13692,15917 13906,16617 13506,17017 13106,16617 13114,15917 12619,16120 12041,16929 12206,15917 12867,15310 12240,13912 11806,12000 11206,10817 9406,8917 8806,7117 9306,8817 11006,10717 10506,11117 7400,10317 5700,8417 4400,7317 2800,7100 1900,7800 700,6900">
          <text:p/>
        </draw:polygon>
        <draw:polygon draw:style-name="gr7" draw:text-style-name="P5" draw:layer="layout" svg:width="2.021cm" svg:height="2.64cm" draw:transform="skewX (0.019373154697137) rotate (-0.207170582211728) translate (5.32711177107822cm 7.47442657844148cm)" svg:viewBox="0 0 2022 2641" draw:points="0,422 944,2641 1323,2435 995,895 1483,2527 2022,2414 1583,12 1434,0 1331,390 469,572">
          <text:p/>
        </draw:polygon>
        <draw:polygon draw:style-name="gr7" draw:text-style-name="P5" draw:layer="layout" svg:width="3.487cm" svg:height="1.465cm" draw:transform="skewX (0.337197611485304) rotate (-0.102799892942467) translate (4.49529967670394cm 6.82937514927569cm)" svg:viewBox="0 0 3488 1466" draw:points="0,363 579,905 472,423 816,937 996,1089 611,240 1171,1230 823,218 1383,1207 987,90 1691,1395 1319,332 2056,1466 1764,88 2538,1304 2331,113 2962,1259 2543,91 3137,909 2861,57 3254,676 3227,128 3488,704 3391,0 1824,17 1340,52 694,178">
          <text:p/>
        </draw:polygon>
        <draw:polygon draw:style-name="gr14" draw:text-style-name="P5" draw:layer="layout" svg:width="3.206cm" svg:height="3.086cm" draw:transform="skewX (-0.0141371669411541) rotate (1.52925749059743) translate (4.56535392740402cm 11.2547033505103cm)" svg:viewBox="0 0 3207 3087" draw:points="2282,3 2353,0 3025,83 1937,238 2609,321 1830,378 2192,560 1387,814 1464,1032 833,1169 1051,1381 563,1622 1168,1818 998,2046 1498,2247 1430,2360 2243,2437 1721,2680 2566,2645 1991,2818 3207,2839 2579,3087 1158,2703 0,1646 959,611">
          <text:p/>
        </draw:polygon>
        <draw:polygon draw:style-name="gr7" draw:text-style-name="P5" draw:layer="layout" svg:width="3.422cm" svg:height="3.524cm" draw:transform="skewX (-0.0671951762017817) rotate (-0.253072741539178) translate (4.74444618576476cm 7.18635761523685cm)" svg:viewBox="0 0 3423 3525" draw:points="0,786 912,2557 2246,2977 3252,1670 3122,0 3423,2170 2312,3525 720,2964">
          <text:p/>
        </draw:polygon>
        <draw:polygon draw:style-name="gr7" draw:text-style-name="P5" draw:layer="layout" svg:width="2.971cm" svg:height="4.754cm" svg:x="10.4cm" svg:y="9.1cm" svg:viewBox="0 0 2972 4755" draw:points="908,0 2229,1619 2476,3743 2889,3743 2889,3845 2972,4654 2724,4047 2146,4047 2229,4755 1981,4047 1568,4249 1486,4755 1372,3955 1899,3743 1733,2327 0,303">
          <text:p/>
        </draw:polygon>
        <draw:polygon draw:style-name="gr7" draw:text-style-name="P5" draw:layer="layout" svg:width="4.438cm" svg:height="3.871cm" draw:transform="skewX (0.0773180858633488) rotate (-0.18186330805781) translate (4.50333205301752cm 3.58277322709792cm)" svg:viewBox="0 0 4439 3872" draw:points="604,3841 950,3872 2057,3380 2998,3109 4295,3342 4439,3031 3951,2457 4049,1108 3656,897 3443,81 2860,0 2466,643 1752,492 1073,903 340,574 10,760 250,1627 0,1959 669,3078">
          <text:p/>
        </draw:polygon>
        <draw:polygon draw:style-name="gr7" draw:text-style-name="P5" draw:layer="layout" svg:width="0.454cm" svg:height="0.343cm" draw:transform="skewX (0.0188495559215387) rotate (-0.210312174865317) translate (5.54736705904824cm 6.43745906267645cm)" svg:viewBox="0 0 455 344" draw:points="455,11 419,344 0,0">
          <text:p/>
        </draw:polygon>
        <draw:polygon draw:style-name="gr7" draw:text-style-name="P5" draw:layer="layout" svg:width="0.328cm" svg:height="0.536cm" draw:transform="skewX (0.0174532925199433) rotate (-0.208217779762924) translate (6.38209573436976cm 6.27757477257219cm)" svg:viewBox="0 0 329 537" draw:points="0,272 286,537 329,0">
          <text:p/>
        </draw:polygon>
        <draw:polygon draw:style-name="gr7" draw:text-style-name="P5" draw:layer="layout" svg:width="0.816cm" svg:height="0.847cm" draw:transform="skewX (0.014486232791553) rotate (-0.210137641940118) translate (4.56703070298699cm 4.53927550863254cm)" svg:viewBox="0 0 817 848" draw:points="111,0 0,530 219,848 330,848 441,847 817,717 442,0">
          <text:p/>
        </draw:polygon>
        <draw:polygon draw:style-name="gr7" draw:text-style-name="P5" draw:layer="layout" svg:width="0.816cm" svg:height="0.847cm" draw:transform="skewX (-0.0190240888467382) rotate (0.20926497731412) translate (6.73495654449489cm 4.65277001483728cm)" svg:viewBox="0 0 817 848" draw:points="708,0 817,530 597,848 486,848 376,847 0,717 377,0">
          <text:p/>
        </draw:polygon>
      </draw:page>
      <draw:page draw:name="page7" draw:style-name="dp1" draw:master-page-name="標準">
        <draw:polyline draw:style-name="gr6" draw:text-style-name="P2" draw:layer="layout" svg:width="21.303cm" svg:height="0.09cm" draw:transform="rotate (-0.745430123526779) translate (5.56149233139036cm 2.2333847307602cm)" svg:viewBox="0 0 21304 91" draw:points="0,91 21230,90 21304,23 20738,0">
          <text:p/>
        </draw:polyline>
        <draw:line draw:style-name="gr6" draw:text-style-name="P2" draw:layer="layout" svg:x1="4.4cm" svg:y1="16.4cm" svg:x2="20.4cm" svg:y2="4.1cm">
          <text:p/>
        </draw:line>
        <draw:line draw:style-name="gr6" draw:text-style-name="P2" draw:layer="layout" svg:x1="4.7cm" svg:y1="6.5cm" svg:x2="23.7cm" svg:y2="12.6cm">
          <text:p/>
        </draw:line>
        <draw:line draw:style-name="gr6" draw:text-style-name="P2" draw:layer="layout" svg:x1="9.7cm" svg:y1="17.6cm" svg:x2="16cm" svg:y2="1.9cm">
          <text:p/>
        </draw:line>
        <draw:line draw:style-name="gr6" draw:text-style-name="P2" draw:layer="layout" svg:x1="8.6cm" svg:y1="1cm" svg:x2="17.2cm" svg:y2="18.1cm">
          <text:p/>
        </draw:line>
        <draw:line draw:style-name="gr6" draw:text-style-name="P2" draw:layer="layout" svg:x1="4cm" svg:y1="13.1cm" svg:x2="21.7cm" svg:y2="6.3cm">
          <text:p/>
        </draw:line>
        <draw:line draw:style-name="gr6" draw:text-style-name="P2" draw:layer="layout" svg:x1="3.6cm" svg:y1="9.3cm" svg:x2="22.3cm" svg:y2="9.9cm">
          <text:p/>
        </draw:line>
        <draw:line draw:style-name="gr6" draw:text-style-name="P2" draw:layer="layout" svg:x1="12.1cm" svg:y1="18.3cm" svg:x2="13.1cm" svg:y2="1cm">
          <text:p/>
        </draw:line>
        <draw:polyline draw:style-name="gr6" draw:text-style-name="P2" draw:layer="layout" svg:width="15.678cm" svg:height="17.123cm" draw:transform="skewX (-5.55004537119441E-017) rotate (2.29737689440014) translate (11.694482771067cm 21.1820621491785cm)" svg:viewBox="0 0 15679 17124" draw:points="7856,7391 9060,7391 9268,8512 8438,10048 7316,10256 6220,9683 5697,8014 7009,6237 9284,5182 10223,6685 10804,8138 10339,9866 9526,11684 6818,12623 4319,12274 3712,10398 3289,6810 4277,5548 7258,3247 9467,2267 12174,3737 12648,5763 12116,9974 10937,12805 7159,14799 6229,14641 3081,14118 2018,12906 1536,9534 2433,7923 3388,4892 5531,2782 8553,1188 11053,1536 13561,3230 15679,6718 12914,11485 12258,12374 10232,15255 6163,17124 2342,16003 391,14135 0,7500 1428,5290 3471,2691 5580,1221 8271,0 10986,407">
          <text:p/>
        </draw:polyline>
        <draw:g>
          <draw:polygon draw:style-name="gr15" draw:text-style-name="P7" draw:layer="layout" svg:width="0.256cm" svg:height="1.415cm" svg:x="12.154cm" svg:y="10.404cm" svg:viewBox="0 0 257 1416" draw:points="257,386 129,643 129,901 257,1416 0,901 0,450 129,0">
            <text:p/>
          </draw:polygon>
          <draw:polygon draw:style-name="gr16" draw:text-style-name="P7" draw:layer="layout" svg:width="0.256cm" svg:height="1.415cm" svg:x="13.183cm" svg:y="10.34cm" svg:viewBox="0 0 257 1416" draw:points="0,386 129,643 129,901 0,1416 257,901 257,450 129,0">
            <text:p/>
          </draw:polygon>
          <draw:polygon draw:style-name="gr17" draw:text-style-name="P7" draw:layer="layout" svg:width="1.029cm" svg:height="3.409cm" svg:x="11.189cm" svg:y="9.503cm" svg:viewBox="0 0 1030 3410" draw:points="901,193 257,837 322,1930 1030,3410 64,2059 0,708 772,0">
            <text:p/>
          </draw:polygon>
          <draw:polygon draw:style-name="gr18" draw:text-style-name="P7" draw:layer="layout" svg:width="1.286cm" svg:height="3.924cm" svg:x="10.61cm" svg:y="9.375cm" svg:viewBox="0 0 1287 3925" draw:points="1287,193 450,643 322,1930 965,3925 0,1995 257,386 1287,0">
            <text:p/>
          </draw:polygon>
          <draw:polygon draw:style-name="gr19" draw:text-style-name="P7" draw:layer="layout" svg:width="1.78cm" svg:height="3.289cm" draw:transform="rotate (-3.14159265358979) translate (11.94cm 9.254cm)" svg:viewBox="0 0 1781 3290" draw:points="0,180 1266,781 1459,1810 1524,3290 1781,1874 1524,587 189,0">
            <text:p/>
          </draw:polygon>
          <draw:polygon draw:style-name="gr20" draw:text-style-name="P7" draw:layer="layout" svg:width="1.691cm" svg:height="1.222cm" draw:transform="rotate (-3.14159265358979) translate (11.658cm 9.375cm)" svg:viewBox="0 0 1692 1223" draw:points="0,180 855,322 1370,643 1692,1223 1499,450 855,64 0,0">
            <text:p/>
          </draw:polygon>
          <draw:polygon draw:style-name="gr21" draw:text-style-name="P7" draw:layer="layout" svg:width="1.029cm" svg:height="3.409cm" svg:x="13.248cm" svg:y="9.439cm" svg:viewBox="0 0 1030 3410" draw:points="129,193 772,837 708,1930 0,3410 965,2059 1030,708 257,0">
            <text:p/>
          </draw:polygon>
          <draw:polygon draw:style-name="gr22" draw:text-style-name="P7" draw:layer="layout" svg:width="1.286cm" svg:height="3.924cm" svg:x="13.57cm" svg:y="9.31cm" svg:viewBox="0 0 1287 3925" draw:points="0,193 837,643 965,1930 322,3925 1287,1995 1030,386 0,0">
            <text:p/>
          </draw:polygon>
          <draw:polygon draw:style-name="gr23" draw:text-style-name="P7" draw:layer="layout" svg:width="1.78cm" svg:height="3.289cm" draw:transform="rotate (-3.14159265358979) translate (15.307cm 9.19cm)" svg:viewBox="0 0 1781 3290" draw:points="1781,180 515,781 322,1810 257,3290 0,1874 257,587 1593,0">
            <text:p/>
          </draw:polygon>
          <draw:polygon draw:style-name="gr24" draw:text-style-name="P7" draw:layer="layout" svg:width="1.691cm" svg:height="1.222cm" draw:transform="rotate (-3.14159265358979) translate (15.5cm 9.31cm)" svg:viewBox="0 0 1692 1223" draw:points="1692,180 837,322 322,643 0,1223 193,450 837,64 1692,0">
            <text:p/>
          </draw:polygon>
          <draw:polygon draw:style-name="gr25" draw:text-style-name="P7" draw:layer="layout" svg:width="0.707cm" svg:height="0.385cm" svg:x="12.476cm" svg:y="11.112cm" svg:viewBox="0 0 708 386" draw:points="0,0 0,257 257,386 193,193 193,64 515,64 450,386 708,193 708,0">
            <text:p/>
          </draw:polygon>
          <draw:custom-shape draw:style-name="gr26" draw:text-style-name="P7" draw:layer="layout" svg:width="1.866cm" svg:height="1.609cm" svg:x="11.832cm" svg:y="9.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draw:layer="layout" svg:width="2.638cm" svg:height="3.024cm" svg:x="11.446cm" svg:y="6.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7" draw:layer="layout" svg:width="0.837cm" svg:height="0.643cm" svg:x="12.411cm" svg:y="10.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8" draw:style-name="dp1" draw:master-page-name="標準">
        <draw:polygon draw:style-name="gr7" draw:text-style-name="P5" draw:layer="layout" svg:width="6.789cm" svg:height="5.596cm" draw:transform="rotate (0.116587994033221) translate (7.34126302423419cm 9.92932793628155cm)" svg:viewBox="0 0 6790 5597" draw:points="3691,0 4490,500 5090,800 5391,600 6790,3000 4690,4601 2990,4700 1834,4615 1619,5597 1290,4000 730,4587 497,4861 0,4803 268,4231 566,4266 1690,3300 840,2787 443,2741 390,2400 898,2291 963,2600 1890,2900 3090,3400 4691,2700">
          <text:p/>
        </draw:polygon>
        <draw:polygon draw:style-name="gr7" draw:text-style-name="P5" draw:layer="layout" svg:width="20.621cm" svg:height="9.99cm" draw:transform="skewX (1.80809139750453E-017) rotate (0.116587994033221) translate (5.4cm 8cm)" svg:viewBox="0 0 20622 9991" draw:points="193,929 2722,2791 4022,4691 8022,7591 10322,8491 20622,9991 18522,6291 6922,591 0,0">
          <text:p/>
        </draw:polygon>
        <draw:polygon draw:style-name="gr7" draw:text-style-name="P5" draw:layer="layout" svg:width="21.908cm" svg:height="15.095cm" draw:transform="rotate (0.116587994033221) translate (4.86474297581656cm 5.03747006407595cm)" svg:viewBox="0 0 21909 15096" draw:points="7386,6868 1683,3985 649,3361 0,2882 350,1614 2377,643 2984,614 3761,0 4766,17 5539,481 5739,1281 9609,2296 13509,3996 14609,3796 16609,4796 19909,7996 21409,10596 21809,12996 16909,13796 12709,12895 16909,13596 21509,12996 21909,13796 20709,14896 13109,15096 8109,14095 5409,13996 5209,14295 4809,14195 4709,13496 5209,13496 8209,13596 5709,13095 4709,13096 4009,13096 2909,13196 3309,12596 3509,12796 6009,12495 7809,12696 5809,11896 3609,11996 3209,12096 2909,11496 3609,10996 4009,11395 5709,11496 8509,12596 12809,14296 19709,14296 16309,14196 12808,14096 9709,12996 9109,12095 10409,11396 13909,10496 17009,10896 13709,10195 10409,11195 8585,9526 8725,8334 7416,7476">
          <text:p/>
        </draw:polygon>
        <draw:polygon draw:style-name="gr7" draw:text-style-name="P5" draw:layer="layout" svg:width="6.994cm" svg:height="4.917cm" draw:transform="rotate (0.116587994033221) translate (5.3799581691281cm 6.92887654335869cm)" svg:viewBox="0 0 6995 4918" draw:points="1215,113 497,230 0,172 76,383 41,681 1069,499 2314,1047 2595,2087 3962,2449 6054,3499 5838,4481 6995,4918 6971,3405 6286,2300 5286,1500 5186,700 4386,0 3386,0 2506,264 1668,311">
          <text:p/>
        </draw:polygon>
        <draw:custom-shape draw:style-name="gr8" draw:text-style-name="P5" draw:layer="layout" svg:width="2.436cm" svg:height="2.07cm" draw:transform="skewX (0.000523598775598306) rotate (0.116587994033221) translate (7.782cm 6.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 draw:text-style-name="P5" draw:layer="layout" svg:width="7.198cm" svg:height="4.699cm" draw:transform="rotate (0.116587994033221) translate (7.80067943683379cm 12.5269466535159cm)" svg:viewBox="0 0 7199 4700" draw:points="4100,0 4899,500 5500,800 5800,600 7199,3000 5100,4601 3400,4700 1699,4500 530,4062 285,4436 0,4000 291,3531 554,3864 1700,4000 1201,2631 816,2485 775,1977 1218,1626 1458,2157 1236,2333 2100,3300 2019,2525 1867,2105 2299,1853 2761,2209 2675,2871 3500,3400 5100,2700">
          <text:p/>
        </draw:polygon>
        <draw:polygon draw:style-name="gr7" draw:text-style-name="P5" draw:layer="layout" svg:width="2.197cm" svg:height="1.406cm" draw:transform="rotate (0.116587994033221) translate (7.96055189779724cm 7.26317969400991cm)" svg:viewBox="0 0 2198 1407" draw:points="35,41 543,0 2010,373 2198,925 1385,1407 327,982 0,339">
          <text:p/>
        </draw:polygon>
      </draw:page>
      <draw:page draw:name="page9" draw:style-name="dp1" draw:master-page-name="標準">
        <draw:polygon draw:style-name="gr7" draw:text-style-name="P5" draw:layer="layout" svg:width="12.899cm" svg:height="7.399cm" svg:x="9.8cm" svg:y="3.2cm" svg:viewBox="0 0 12900 7400" draw:points="12900,6400 10800,7400 8000,7200 4400,5800 0,0 2200,0 10700,3600">
          <text:p/>
        </draw:polygon>
        <draw:polygon draw:style-name="gr7" draw:text-style-name="P5" draw:layer="layout" svg:width="4.999cm" svg:height="2.799cm" svg:x="14cm" svg:y="12.7cm" svg:viewBox="0 0 5000 2800" draw:points="3400,700 400,1700 0,2200 1300,2800 2700,2200 5000,0 4900,200">
          <text:p/>
        </draw:polygon>
        <draw:polygon draw:style-name="gr7" draw:text-style-name="P5" draw:layer="layout" svg:width="26.399cm" svg:height="7.799cm" svg:x="1.8cm" svg:y="8.9cm" svg:viewBox="0 0 26400 7800" draw:points="6400,3200 11400,1100 20000,100 23100,500 26400,1500 25200,2100 24100,2400 25300,2200 26300,2500 24800,3100 20400,4300 13100,4500 6300,4200 3700,6200 0,7800 1000,6100 3600,4100 3900,2800 1900,1500 1100,0 3500,800 5200,1700">
          <text:p/>
        </draw:polygon>
        <draw:polygon draw:style-name="gr7" draw:text-style-name="P5" draw:layer="layout" svg:width="4.199cm" svg:height="1.199cm" svg:x="9.4cm" svg:y="13cm" svg:viewBox="0 0 4200 1200" draw:points="900,0 0,500 2700,1200 4200,100">
          <text:p/>
        </draw:polygon>
        <draw:polygon draw:style-name="gr7" draw:text-style-name="P5" draw:layer="layout" svg:width="4.999cm" svg:height="1.799cm" svg:x="9cm" svg:y="9.5cm" svg:viewBox="0 0 5000 1800" draw:points="700,1800 0,1200 2800,0 4500,100 5000,400">
          <text:p/>
        </draw:polygon>
        <draw:polygon draw:style-name="gr7" draw:text-style-name="P5" draw:layer="layout" svg:width="5.699cm" svg:height="2.599cm" svg:x="12.9cm" svg:y="13cm" svg:viewBox="0 0 5700 2600" draw:points="3400,500 400,1500 0,2000 700,2600 2700,2000 5700,100 4900,0">
          <text:p/>
        </draw:polygon>
        <draw:polygon draw:style-name="gr7" draw:text-style-name="P5" draw:layer="layout" svg:width="15.799cm" svg:height="7.299cm" svg:x="6.4cm" svg:y="3.4cm" svg:viewBox="0 0 15800 7300" draw:points="15800,6100 13800,7200 11000,7300 7800,5600 0,0 2900,0 12700,3300">
          <text:p/>
        </draw:polygon>
        <draw:polygon draw:style-name="gr7" draw:text-style-name="P5" draw:layer="layout" svg:width="15.999cm" svg:height="8.399cm" svg:x="5cm" svg:y="2.2cm" svg:viewBox="0 0 16000 8400" draw:points="16000,7300 14500,5300 6200,1500 13500,5100 15200,6600 15300,7200 13600,5700 1500,0 13500,5800 15000,7300 15000,7600 13300,6100 1900,1000 0,600 4700,2400 13000,6400 14700,7700 13500,7000 7500,4400 1000,2100 13000,6900 3800,3600 13000,6900 13500,7400 14200,7800 12200,7000 5500,4900 12300,7200 6100,5400 13100,7500 13400,8000 12500,7600 8500,6800 12300,7700 9200,7300 12300,7800 12900,8100 12200,7800 10700,7800 12400,7800 10400,7900 12400,8000 14800,8400">
          <text:p/>
        </draw:polygon>
        <draw:custom-shape draw:style-name="gr8" draw:text-style-name="P5" draw:layer="layout" svg:width="1.9cm" svg:height="1.9cm" svg:x="23.1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3cm" svg:height="1.3cm" svg:x="23.4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 draw:text-style-name="P5" draw:layer="layout" svg:width="2.499cm" svg:height="2.699cm" svg:x="21.5cm" svg:y="10.4cm" svg:viewBox="0 0 2500 2700" draw:points="1100,2400 300,2000 0,300 0,0 0,300 100,1900 1200,2700 2500,2400 1800,2400">
          <text:p/>
        </draw:polygon>
      </draw:page>
      <draw:page draw:name="page10" draw:style-name="dp1" draw:master-page-name="標準">
        <draw:polygon draw:style-name="gr29" draw:text-style-name="P5" draw:layer="layout" svg:width="13.799cm" svg:height="9.899cm" svg:x="6.9cm" svg:y="8.4cm" svg:viewBox="0 0 13800 9900" draw:points="0,3500 300,4000 900,7200 2900,9300 6900,9900 10000,9300 11900,7900 12800,6300 13400,6000 13800,4100 13200,4100 11600,2200 9000,500 7400,0 4800,100 2200,600 1200,1300 700,1600 500,2100 1700,2100 2600,3700 2900,5500 1800,4200 1100,3400 400,3400">
          <text:p/>
        </draw:polygon>
        <draw:polygon draw:style-name="gr29" draw:text-style-name="P5" draw:layer="layout" svg:width="3.599cm" svg:height="5.499cm" svg:x="20.2cm" svg:y="11cm" svg:viewBox="0 0 3600 5500" draw:points="400,1400 1200,500 2000,100 2400,0 2800,200 3600,1600 2800,5200 1600,5500 0,3400">
          <text:p/>
        </draw:polygon>
        <draw:polygon draw:style-name="gr29" draw:text-style-name="P5" draw:layer="layout" svg:width="2.099cm" svg:height="1.699cm" svg:x="17.1cm" svg:y="9cm" svg:viewBox="0 0 2100 1700" draw:points="1300,1700 2000,1300 2100,1000 1800,300 800,0 200,0 200,100 0,500 200,1200">
          <text:p/>
        </draw:polygon>
        <draw:polygon draw:style-name="gr29" draw:text-style-name="P5" draw:layer="layout" svg:width="2.499cm" svg:height="2.099cm" svg:x="17.9cm" svg:y="16cm" svg:viewBox="0 0 2500 2100" draw:points="0,800 1100,100 1900,0 2400,300 2500,800 1800,2100 800,2000 0,1400">
          <text:p/>
        </draw:polygon>
        <draw:polygon draw:style-name="gr29" draw:text-style-name="P5" draw:layer="layout" svg:width="2.199cm" svg:height="2.599cm" svg:x="13cm" svg:y="11.6cm" svg:viewBox="0 0 2200 2600" draw:points="200,100 600,200 1000,100 1500,0 1800,200 2200,800 2000,1800 1500,2600 900,2400 0,1600 400,900">
          <text:p/>
        </draw:polygon>
        <draw:custom-shape draw:style-name="gr30" draw:text-style-name="P5" draw:layer="layout" svg:width="0.5cm" svg:height="0.5cm" svg:x="9.8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9" draw:text-style-name="P5" draw:layer="layout" svg:width="2.799cm" svg:height="3.299cm" svg:x="6.9cm" svg:y="10.5cm" svg:viewBox="0 0 2800 3300" draw:points="500,0 500,400 700,0 700,400 1000,0 900,400 1300,0 1200,500 1600,0 1500,500 1800,200 1700,700 2000,500 1900,900 2100,800 2100,1200 2300,1100 2300,1500 2400,1400 2300,1700 2600,1600 2300,1800 2600,1800 2300,2100 2600,2000 2400,2400 2700,2300 2500,2700 2700,2700 2600,3100 2800,3100 2700,3300 2600,3200 2600,2900 2400,3000 2600,2800 2300,2700 2600,2500 2000,2400 2500,2200 1900,2200 2300,2000 1700,2000 2100,1700 1500,1700 2000,1400 1300,1400 1600,1000 1100,1300 1300,900 800,1300 700,800 500,1300 500,900 200,1300 300,800 0,1400">
          <text:p/>
        </draw:polygon>
        <draw:polygon draw:style-name="gr29" draw:text-style-name="P5" draw:layer="layout" svg:width="2.499cm" svg:height="4.999cm" svg:x="9.2cm" svg:y="3.9cm" svg:viewBox="0 0 2500 5000" draw:points="200,5000 1200,4800 700,4400 400,2400 700,600 900,600 900,500 1100,500 1200,1100 1400,2600 1300,1200 1200,600 1800,1100 1900,2400 1900,1200 1400,500 2000,600 2500,1500 2100,600 1400,500 1600,200 2500,0 1500,100 1300,500 1000,100 200,100 900,200 1100,400 400,600 100,2400 600,800 1000,500 700,700 0,2600 100,4500">
          <text:p/>
        </draw:polygon>
        <draw:custom-shape draw:style-name="gr31" draw:text-style-name="P5" draw:layer="layout" svg:width="1.1cm" svg:height="1.1cm" svg:x="8.7cm" svg:y="5.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5" draw:layer="layout" svg:width="1.1cm" svg:height="1.1cm" svg:x="9.9cm" svg:y="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5" draw:layer="layout" svg:width="1.1cm" svg:height="1.1cm" svg:x="10.8cm" svg:y="5.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5" draw:layer="layout" svg:width="1.1cm" svg:height="1.1cm" svg:x="11.5cm" svg:y="4.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5" draw:layer="layout" svg:width="1.1cm" svg:height="1.1cm" svg:x="11.3cm" svg:y="3.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5" draw:layer="layout" svg:width="1.1cm" svg:height="1.1cm" svg:x="8.7cm" svg:y="3.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5" draw:layer="layout" svg:width="1.5cm" svg:height="1.5cm" svg:x="9.8cm" svg:y="3.5cm">
          <text:p/>
          <draw:enhanced-geometry svg:viewBox="0 0 21600 21600" draw:text-areas="6722 8256 14878 15460" draw:type="star5" draw:enhanced-path="M 10797 0 L 8278 8256 0 8256 6722 13405 4198 21600 10797 16580 17401 21600 14878 13405 21600 8256 13321 8256 10797 0 Z N"/>
        </draw:custom-shape>
        <draw:polygon draw:style-name="gr7" draw:text-style-name="P5" draw:layer="layout" svg:width="1.099cm" svg:height="0.799cm" svg:x="17.3cm" svg:y="11.6cm" svg:viewBox="0 0 1100 800" draw:points="0,0 1100,200 400,800 600,300 500,200">
          <text:p/>
        </draw:polygon>
        <draw:polygon draw:style-name="gr7" draw:text-style-name="P5" draw:layer="layout" svg:width="1.099cm" svg:height="0.799cm" svg:x="14cm" svg:y="10.1cm" svg:viewBox="0 0 1100 800" draw:points="0,0 1100,200 400,800 600,300 500,200">
          <text:p/>
        </draw:polygon>
        <draw:polygon draw:style-name="gr7" draw:text-style-name="P5" draw:layer="layout" svg:width="0.799cm" svg:height="0.899cm" svg:x="16.7cm" svg:y="13.2cm" svg:viewBox="0 0 800 900" draw:points="0,0 800,300 100,900 300,400 200,300">
          <text:p/>
        </draw:polygon>
        <draw:polygon draw:style-name="gr7" draw:text-style-name="P5" draw:layer="layout" svg:width="0.699cm" svg:height="0.899cm" svg:x="17.7cm" svg:y="14.8cm" svg:viewBox="0 0 700 900" draw:points="100,0 700,300 0,900 200,400 100,300">
          <text:p/>
        </draw:polygon>
        <draw:polygon draw:style-name="gr7" draw:text-style-name="P5" draw:layer="layout" svg:width="0.699cm" svg:height="0.899cm" svg:x="14cm" svg:y="15.4cm" svg:viewBox="0 0 700 900" draw:points="100,0 700,300 0,900 200,400 100,300">
          <text:p/>
        </draw:polygon>
      </draw:page>
      <draw:page draw:name="page11" draw:style-name="dp1" draw:master-page-name="標準">
        <draw:polygon draw:style-name="gr7" draw:text-style-name="P5" draw:layer="layout" svg:width="14.799cm" svg:height="17.499cm" svg:x="6.5cm" svg:y="1.9cm" svg:viewBox="0 0 14800 17500" draw:points="14800,16700 700,17500 0,900 13300,0">
          <text:p/>
        </draw:polygon>
        <draw:polygon draw:style-name="gr7" draw:text-style-name="P5" draw:layer="layout" svg:width="14.799cm" svg:height="17.199cm" svg:x="6.6cm" svg:y="1.5cm" svg:viewBox="0 0 14800 17200" draw:points="0,900 600,17200 14800,15900 13300,0">
          <text:p/>
        </draw:polygon>
        <draw:polygon draw:style-name="gr7" draw:text-style-name="P5" draw:layer="layout" svg:width="0.999cm" svg:height="17.099cm" svg:x="6.5cm" svg:y="2.3cm" svg:viewBox="0 0 1000 17100" draw:points="0,600 300,0 1000,16200 600,17100">
          <text:p/>
        </draw:polygon>
        <draw:polygon draw:style-name="gr7" draw:text-style-name="P5" draw:layer="layout" svg:width="14.099cm" svg:height="1.699cm" svg:x="7.4cm" svg:y="17.4cm" svg:viewBox="0 0 14100 1700" draw:points="0,1700 13900,900 14100,0 300,1200">
          <text:p/>
        </draw:polygon>
        <draw:polygon draw:style-name="gr7" draw:text-style-name="P5" draw:layer="layout" svg:width="1.099cm" svg:height="0.999cm" svg:x="9.4cm" svg:y="3cm" svg:viewBox="0 0 1100 1000" draw:points="0,0 1100,1000">
          <text:p/>
        </draw:polygon>
        <draw:polyline draw:style-name="gr14" draw:text-style-name="P5" draw:layer="layout" svg:width="2.805cm" svg:height="2.847cm" draw:transform="rotate (0.190066355542182) translate (8.21050471690593cm 4.65569560619297cm)" svg:viewBox="0 0 2806 2848" draw:points="295,0 2806,178 0,2591 1424,1541 1877,1832 2058,2478 2395,2848 2806,2825">
          <text:p/>
        </draw:polyline>
        <draw:polyline draw:style-name="gr14" draw:text-style-name="P5" draw:layer="layout" svg:width="3.299cm" svg:height="0.699cm" draw:transform="rotate (-1.5707963267949) translate (13.2cm 3.4cm)" svg:viewBox="0 0 3300 700" draw:points="0,700 2000,700 3300,300 3000,0">
          <text:p/>
        </draw:polyline>
        <draw:polyline draw:style-name="gr14" draw:text-style-name="P5" draw:layer="layout" svg:width="2.305cm" svg:height="0.105cm" draw:transform="rotate (0.13247049022637) translate (13.3cm 3.3cm)" svg:viewBox="0 0 2306 106" draw:points="0,0 1612,13 2306,106">
          <text:p/>
        </draw:polyline>
        <draw:polyline draw:style-name="gr14" draw:text-style-name="P5" draw:layer="layout" svg:width="2.095cm" svg:height="0.33cm" draw:transform="rotate (0.062482787221397) translate (13.5875423466361cm 4.20088216728726cm)" svg:viewBox="0 0 2096 331" draw:points="0,200 1616,0 2096,331">
          <text:p/>
        </draw:polyline>
        <draw:polyline draw:style-name="gr14" draw:text-style-name="P5" draw:layer="layout" svg:width="3.283cm" svg:height="2.414cm" draw:transform="rotate (-1.39416900649307) translate (15.6397068494662cm 2.96087934963806cm)" svg:viewBox="0 0 3284 2415" draw:points="0,1361 2531,1406 3284,1744 3062,2415 2282,1667 2904,457 3189,0">
          <text:p/>
        </draw:polyline>
        <draw:polyline draw:style-name="gr14" draw:text-style-name="P5" draw:layer="layout" svg:width="3.786cm" svg:height="2.428cm" draw:transform="rotate (-1.95773582196204) translate (20.349015625902cm 3.71643287385996cm)" svg:viewBox="0 0 3787 2429" draw:points="0,2429 3787,2181 2524,2264 2188,1969 2092,1468 2624,388 2250,0 2157,38">
          <text:p/>
        </draw:polyline>
        <draw:polygon draw:style-name="gr14" draw:text-style-name="P5" draw:layer="layout" svg:width="12.005cm" svg:height="9.689cm" draw:transform="skewX (3.20212296540233E-017) rotate (1.27234502470387) translate (7.72548089772855cm 16.1925586083805cm)" svg:viewBox="0 0 12006 9690" draw:points="10065,4515 11352,4956 10543,5728 10807,6588 12006,6742 11006,7573 10969,7794 10006,8404 10072,9639 8616,9668 7896,8007 8205,9690 7668,9646 6639,7661 5793,7293 6073,7521 5227,7154 4462,7389 2669,8359 2499,8830 2051,9073 1852,8087 3646,7117 4543,6632 4198,6529 3661,6485 2316,7212 2242,7654 1727,8021 1338,7095 3007,6058 2522,5161 2044,5308 1992,6161 1514,6308 1294,4911 2139,5279 3198,4639 2235,5249 1198,4941 1198,6301 632,6161 29,3522 706,3000 0,2066 279,934 1338,294 2294,0 2919,331 3095,904 3081,1537 2882,1912 1926,2206 2132,1515 2257,1581 1610,2198 1948,2617 2559,2220 4647,2206 5793,3213 6404,4176 7595,4647 9653,4537">
          <text:p/>
        </draw:polygon>
        <draw:custom-shape draw:style-name="gr8" draw:text-style-name="P5" draw:layer="layout" svg:width="0.5cm" svg:height="0.5cm" svg:x="16.6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0.5cm" svg:height="0.5cm" svg:x="17.7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4" draw:text-style-name="P5" draw:layer="layout" svg:width="0.805cm" svg:height="0.479cm" draw:transform="rotate (2.11115026321234) translate (19.7cm 10cm)" svg:viewBox="0 0 806 480" draw:points="0,0 806,17 412,480">
          <text:p/>
        </draw:polygon>
      </draw:page>
      <draw:page draw:name="page12" draw:style-name="dp1" draw:master-page-name="標準">
        <draw:g>
          <draw:custom-shape draw:style-name="gr32" draw:text-style-name="P5" draw:layer="layout" svg:width="7.736cm" svg:height="5.7cm" svg:x="11.5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1.425cm" svg:height="1.008cm" draw:transform="rotate (-0.250629280586386) translate (16.838cm 13.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2" draw:layer="layout" svg:width="6.763cm" svg:height="5.432cm" draw:transform="skewX (-0.000174532925199476) rotate (-0.773878990334287) translate (14.674861067205cm 10.8966006798033cm)" svg:viewBox="0 0 6764 5433" svg:d="M0 3669c1243 4477 8501-621 6377-3669">
            <text:p/>
          </draw:path>
        </draw:g>
        <draw:g>
          <draw:custom-shape draw:style-name="gr32" draw:text-style-name="P5" draw:layer="layout" svg:width="7.736cm" svg:height="5.7cm" draw:transform="skewX (4.2228580974537E-017) rotate (-0.299673032567427) translate (12.183cm 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1.425cm" svg:height="1.008cm" draw:transform="rotate (-0.550302313153812) translate (16.922cm 4.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2" draw:layer="layout" svg:width="6.763cm" svg:height="5.432cm" draw:transform="skewX (-0.000174532925199374) rotate (-1.07355202290171) translate (15.6304198853742cm 1.29611242848212cm)" svg:viewBox="0 0 6764 5433" svg:d="M0 3669c1243 4477 8501-621 6377-3669">
            <text:p/>
          </draw:path>
        </draw:g>
        <draw:g>
          <draw:custom-shape draw:style-name="gr32" draw:text-style-name="P5" draw:layer="layout" svg:width="7.736cm" svg:height="5.7cm" draw:transform="rotate (-0.0556760031386194) translate (19.876cm 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1.425cm" svg:height="1.008cm" draw:transform="rotate (-0.306305283725006) translate (25.138cm 14.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2" draw:layer="layout" svg:width="6.763cm" svg:height="5.432cm" draw:transform="skewX (-0.000174532925199375) rotate (-0.829554993472906) translate (23.1238151653801cm 12.1758763613862cm)" svg:viewBox="0 0 6764 5433" svg:d="M0 3669c1243 4477 8501-621 6377-3669">
            <text:p/>
          </draw:path>
        </draw:g>
        <draw:g>
          <draw:custom-shape draw:style-name="gr32" draw:text-style-name="P5" draw:layer="layout" svg:width="7.736cm" svg:height="5.7cm" draw:transform="skewX (-4.2228580974537E-017) rotate (0.243997029428807) translate (3.6cm 8.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1.425cm" svg:height="1.008cm" draw:transform="rotate (-0.00663225115757828) translate (9.075cm 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2" draw:layer="layout" svg:width="6.763cm" svg:height="5.432cm" draw:transform="skewX (-0.000174532925199476) rotate (-0.529881960905479) translate (6.34132741664817cm 6.04002684463845cm)" svg:viewBox="0 0 6764 5433" svg:d="M0 3669c1243 4477 8501-621 6377-3669">
            <text:p/>
          </draw:path>
        </draw:g>
        <draw:g>
          <draw:custom-shape draw:style-name="gr32" draw:text-style-name="P5" draw:layer="layout" svg:width="7.736cm" svg:height="5.7cm" draw:transform="skewX (4.2228580974537E-017) rotate (-0.299673032567427) translate (20.009cm 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1.425cm" svg:height="1.008cm" draw:transform="rotate (-0.550302313153812) translate (25.285cm 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 draw:text-style-name="P2" draw:layer="layout" svg:width="6.763cm" svg:height="5.432cm" draw:transform="skewX (-0.000174532925199374) rotate (-1.07355202290171) translate (23.4570055612599cm 4.29653958898848cm)" svg:viewBox="0 0 6764 5433" svg:d="M0 3669c1243 4477 8501-621 6377-3669">
            <text:p/>
          </draw:path>
        </draw:g>
        <draw:g>
          <draw:custom-shape draw:style-name="gr32" draw:text-style-name="P5" draw:layer="layout" svg:width="7.736cm" svg:height="5.7cm" draw:transform="rotate (-0.0556760031386194) translate (14.876cm 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1.425cm" svg:height="1.008cm" draw:transform="rotate (-0.306305283725006) translate (20.304cm 7.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2" draw:layer="layout" svg:width="6.763cm" svg:height="5.432cm" draw:transform="skewX (-0.000174532925199375) rotate (-0.829554993472906) translate (18.1238151653801cm 4.87587636138623cm)" svg:viewBox="0 0 6764 5433" svg:d="M0 3669c1243 4477 8501-621 6377-3669">
            <text:p/>
          </draw:path>
        </draw:g>
        <draw:g>
          <draw:custom-shape draw:style-name="gr32" draw:text-style-name="P5" draw:layer="layout" svg:width="7.736cm" svg:height="5.7cm" draw:transform="rotate (-0.0556760031386194) translate (18.676cm 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1.425cm" svg:height="1.008cm" draw:transform="rotate (-0.306305283725006) translate (23.938cm 1.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2" draw:layer="layout" svg:width="6.763cm" svg:height="5.432cm" draw:transform="skewX (-0.000174532925199375) rotate (-0.829554993472906) translate (21.9238151653801cm -0.946123638613812cm)" svg:viewBox="0 0 6764 5433" svg:d="M0 3669c1243 4477 8501-621 6377-3669">
            <text:p/>
          </draw:path>
        </draw:g>
        <draw:g>
          <draw:custom-shape draw:style-name="gr32" draw:text-style-name="P5" draw:layer="layout" svg:width="7.736cm" svg:height="5.7cm" draw:transform="rotate (-0.0556760031386194) translate (3.517cm 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1.425cm" svg:height="1.008cm" draw:transform="rotate (-0.306305283725006) translate (9.004cm 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2" draw:layer="layout" svg:width="6.763cm" svg:height="5.432cm" draw:transform="skewX (-0.000174532925199375) rotate (-0.829554993472906) translate (6.76481516538001cm 11.7758763613862cm)" svg:viewBox="0 0 6764 5433" svg:d="M0 3669c1243 4477 8501-621 6377-3669">
            <text:p/>
          </draw:path>
        </draw:g>
      </draw:page>
      <draw:page draw:name="page13" draw:style-name="dp1" draw:master-page-name="標準">
        <draw:custom-shape draw:style-name="gr33" draw:text-style-name="P2" draw:layer="layout" svg:width="25.7cm" svg:height="16.7cm" svg:x="2cm" svg:y="2.8cm">
          <text:p/>
          <draw:enhanced-geometry svg:viewBox="0 0 21600 21600" draw:type="rectangle" draw:enhanced-path="M 0 0 L 21600 0 21600 21600 0 21600 0 0 Z N"/>
        </draw:custom-shape>
        <draw:custom-shape draw:style-name="gr33" draw:text-style-name="P2" draw:layer="layout" svg:width="25.7cm" svg:height="16.7cm" svg:x="2cm" svg:y="2.8cm">
          <text:p/>
          <draw:enhanced-geometry svg:viewBox="0 0 21600 21600" draw:type="rectangle" draw:enhanced-path="M 0 0 L 21600 0 21600 21600 0 21600 0 0 Z N"/>
        </draw:custom-shape>
        <draw:custom-shape draw:style-name="gr33" draw:text-style-name="P2" draw:layer="layout" svg:width="25.7cm" svg:height="16.7cm" svg:x="2cm" svg:y="2.8cm">
          <text:p/>
          <draw:enhanced-geometry svg:viewBox="0 0 21600 21600" draw:type="rectangle" draw:enhanced-path="M 0 0 L 21600 0 21600 21600 0 21600 0 0 Z N"/>
        </draw:custom-shape>
        <draw:custom-shape draw:style-name="gr33" draw:text-style-name="P2" draw:layer="layout" svg:width="25.7cm" svg:height="16.7cm" svg:x="2cm" svg:y="2.8cm">
          <text:p/>
          <draw:enhanced-geometry svg:viewBox="0 0 21600 21600" draw:type="rectangle" draw:enhanced-path="M 0 0 L 21600 0 21600 21600 0 21600 0 0 Z N"/>
        </draw:custom-shape>
        <draw:custom-shape draw:style-name="gr33" draw:text-style-name="P2" draw:layer="layout" svg:width="25.7cm" svg:height="16.7cm" svg:x="2cm" svg:y="2.8cm">
          <text:p/>
          <draw:enhanced-geometry svg:viewBox="0 0 21600 21600" draw:type="rectangle" draw:enhanced-path="M 0 0 L 21600 0 21600 21600 0 21600 0 0 Z N"/>
        </draw:custom-shape>
        <draw:custom-shape draw:style-name="gr33" draw:text-style-name="P2" draw:layer="layout" svg:width="25.7cm" svg:height="16.7cm" svg:x="2cm" svg:y="2.8cm">
          <text:p/>
          <draw:enhanced-geometry svg:viewBox="0 0 21600 21600" draw:type="rectangle" draw:enhanced-path="M 0 0 L 21600 0 21600 21600 0 21600 0 0 Z N"/>
        </draw:custom-shape>
        <draw:custom-shape draw:style-name="gr33" draw:text-style-name="P2" draw:layer="layout" svg:width="25.7cm" svg:height="16.7cm" svg:x="2cm" svg:y="2.8cm">
          <text:p/>
          <draw:enhanced-geometry svg:viewBox="0 0 21600 21600" draw:type="rectangle" draw:enhanced-path="M 0 0 L 21600 0 21600 21600 0 21600 0 0 Z N"/>
        </draw:custom-shape>
        <draw:custom-shape draw:style-name="gr33" draw:text-style-name="P2" draw:layer="layout" svg:width="25.7cm" svg:height="16.7cm" svg:x="2cm" svg:y="2.8cm">
          <text:p/>
          <draw:enhanced-geometry svg:viewBox="0 0 21600 21600" draw:type="rectangle" draw:enhanced-path="M 0 0 L 21600 0 21600 21600 0 21600 0 0 Z N"/>
        </draw:custom-shape>
        <draw:custom-shape draw:style-name="gr33" draw:text-style-name="P2" draw:layer="layout" svg:width="0.6cm" svg:height="1.6cm" svg:x="3.4cm" svg:y="7.1cm">
          <text:p/>
          <draw:enhanced-geometry svg:viewBox="0 0 21600 21600" draw:type="rectangle" draw:enhanced-path="M 0 0 L 21600 0 21600 21600 0 21600 0 0 Z N"/>
        </draw:custom-shape>
        <draw:custom-shape draw:style-name="gr33" draw:text-style-name="P2" draw:layer="layout" svg:width="5.3cm" svg:height="5.1cm" svg:x="10.4cm" svg:y="6.5cm">
          <text:p/>
          <draw:enhanced-geometry svg:viewBox="0 0 21600 21600" draw:type="rectangle" draw:enhanced-path="M 0 0 L 21600 0 21600 21600 0 21600 0 0 Z N"/>
        </draw:custom-shape>
        <draw:custom-shape draw:style-name="gr33" draw:text-style-name="P2" draw:layer="layout" svg:width="8.7cm" svg:height="1.3cm" svg:x="19cm" svg:y="11.2cm">
          <text:p/>
          <draw:enhanced-geometry svg:viewBox="0 0 21600 21600" draw:mirror-vertical="true" draw:type="rectangle" draw:enhanced-path="M 0 0 L 21600 0 21600 21600 0 21600 0 0 Z N"/>
        </draw:custom-shape>
        <draw:custom-shape draw:style-name="gr33" draw:text-style-name="P2" draw:layer="layout" svg:width="5.3cm" svg:height="4.9cm" svg:x="2cm" svg:y="14.6cm">
          <text:p/>
          <draw:enhanced-geometry svg:viewBox="0 0 21600 21600" draw:type="rectangle" draw:enhanced-path="M 0 0 L 21600 0 21600 21600 0 21600 0 0 Z N"/>
        </draw:custom-shape>
        <draw:custom-shape draw:style-name="gr33" draw:text-style-name="P2" draw:layer="layout" svg:width="5.3cm" svg:height="5.3cm" svg:x="2cm" svg:y="9.3cm">
          <text:p/>
          <draw:enhanced-geometry svg:viewBox="0 0 21600 21600" draw:type="rectangle" draw:enhanced-path="M 0 0 L 21600 0 21600 21600 0 21600 0 0 Z N"/>
        </draw:custom-shape>
        <draw:custom-shape draw:style-name="gr33" draw:text-style-name="P2" draw:layer="layout" svg:width="5.3cm" svg:height="2.8cm" svg:x="2cm" svg:y="6.5cm">
          <text:p/>
          <draw:enhanced-geometry svg:viewBox="0 0 21600 21600" draw:type="rectangle" draw:enhanced-path="M 0 0 L 21600 0 21600 21600 0 21600 0 0 Z N"/>
        </draw:custom-shape>
        <draw:custom-shape draw:style-name="gr33" draw:text-style-name="P2" draw:layer="layout" svg:width="5.3cm" svg:height="3.7cm" svg:x="2cm" svg:y="2.8cm">
          <text:p/>
          <draw:enhanced-geometry svg:viewBox="0 0 21600 21600" draw:type="rectangle" draw:enhanced-path="M 0 0 L 21600 0 21600 21600 0 21600 0 0 Z N"/>
        </draw:custom-shape>
        <draw:custom-shape draw:style-name="gr33" draw:text-style-name="P2" draw:layer="layout" svg:width="3cm" svg:height="10.1cm" svg:x="7.3cm" svg:y="6.5cm">
          <text:p/>
          <draw:enhanced-geometry svg:viewBox="0 0 21600 21600" draw:type="rectangle" draw:enhanced-path="M 0 0 L 21600 0 21600 21600 0 21600 0 0 Z N"/>
        </draw:custom-shape>
        <draw:custom-shape draw:style-name="gr33" draw:text-style-name="P2" draw:layer="layout" svg:width="3cm" svg:height="2.8cm" svg:x="7.3cm" svg:y="16.6cm">
          <text:p/>
          <draw:enhanced-geometry svg:viewBox="0 0 21600 21600" draw:type="rectangle" draw:enhanced-path="M 0 0 L 21600 0 21600 21600 0 21600 0 0 Z N"/>
        </draw:custom-shape>
        <draw:custom-shape draw:style-name="gr34" draw:text-style-name="P2" draw:layer="layout" svg:width="4.9cm" svg:height="2.2cm" svg:x="2.2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 draw:layer="layout" svg:width="3.3cm" svg:height="1.5cm" svg:x="3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 draw:layer="layout" svg:width="1.6cm" svg:height="2cm" svg:x="2.1cm" svg:y="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 draw:layer="layout" svg:width="0.9cm" svg:height="1.8cm" svg:x="2.6cm" svg:y="9.8cm">
          <text:p/>
          <draw:enhanced-geometry svg:viewBox="0 0 21600 21600" draw:path-stretchpoint-x="10800" draw:path-stretchpoint-y="10800" draw:text-areas="?f3 ?f4 ?f5 ?f6" draw:type="round-rectangle" draw:modifiers="9301.664816870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5" draw:layer="layout" svg:width="2.655cm" svg:height="2.2cm" svg:x="2.8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5" draw:layer="layout" svg:width="0.9cm" svg:height="2.5cm" svg:x="2.5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 draw:layer="layout" svg:width="2.6cm" svg:height="2.3cm" svg:x="2.4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 draw:layer="layout" svg:width="1.9cm" svg:height="1.8cm" svg:x="2.8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8.4cm" svg:height="3.8cm" svg:x="7.3cm" svg:y="2.7cm">
          <text:p/>
          <draw:enhanced-geometry svg:viewBox="0 0 21600 21600" draw:type="rectangle" draw:enhanced-path="M 0 0 L 21600 0 21600 21600 0 21600 0 0 Z N"/>
        </draw:custom-shape>
        <draw:custom-shape draw:style-name="gr34" draw:text-style-name="P2" draw:layer="layout" svg:width="8.6cm" svg:height="1.5cm" svg:x="19cm" svg:y="9.7cm">
          <text:p/>
          <draw:enhanced-geometry svg:viewBox="0 0 21600 21600" draw:type="rectangle" draw:enhanced-path="M 0 0 L 21600 0 21600 21600 0 21600 0 0 Z N"/>
        </draw:custom-shape>
        <draw:custom-shape draw:style-name="gr34" draw:text-style-name="P2" draw:layer="layout" svg:width="1.7cm" svg:height="3.8cm" svg:x="25.9cm" svg:y="5.9cm">
          <text:p/>
          <draw:enhanced-geometry svg:viewBox="0 0 21600 21600" draw:type="rectangle" draw:enhanced-path="M 0 0 L 21600 0 21600 21600 0 21600 0 0 Z N"/>
        </draw:custom-shape>
        <draw:custom-shape draw:style-name="gr34" draw:text-style-name="P2" draw:layer="layout" svg:width="0.9cm" svg:height="0.9cm" svg:x="26.1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9cm" svg:height="0.9cm" svg:x="26.6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9cm" svg:height="0.9cm" svg:x="26.2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3.5cm" svg:height="3.1cm" svg:x="24.1cm" svg:y="2.8cm">
          <text:p/>
          <draw:enhanced-geometry svg:viewBox="0 0 21600 21600" draw:type="rectangle" draw:enhanced-path="M 0 0 L 21600 0 21600 21600 0 21600 0 0 Z N"/>
        </draw:custom-shape>
        <draw:custom-shape draw:style-name="gr34" draw:text-style-name="P2" draw:layer="layout" svg:width="5.1cm" svg:height="3.1cm" svg:x="19cm" svg:y="2.8cm">
          <text:p/>
          <draw:enhanced-geometry svg:viewBox="0 0 21600 21600" draw:text-areas="4230 4230 21600 21600" draw:type="flowchart-internal-storage" draw:enhanced-path="M 0 0 L 21600 0 21600 21600 0 21600 Z N M 4230 0 L 4230 21600 N M 0 4230 L 21600 4230 N"/>
        </draw:custom-shape>
        <draw:custom-shape draw:style-name="gr34" draw:text-style-name="P2" draw:layer="layout" svg:width="2.5cm" svg:height="1.2cm" svg:x="21.4cm" svg:y="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 draw:layer="layout" svg:width="0.3cm" svg:height="0.3cm" svg:x="22.4cm" svg:y="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3.4cm" svg:height="3.4cm" svg:x="16.7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1.6cm" svg:height="1.6cm" svg:x="15.2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1.6cm" svg:height="1.6cm" svg:x="20.3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1.6cm" svg:height="1.6cm" svg:x="20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1.6cm" svg:height="1.6cm" svg:x="15.1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4" draw:style-name="dp1" draw:master-page-name="標準">
        <draw:custom-shape draw:style-name="gr36" draw:text-style-name="P2" draw:layer="layout" svg:width="0.4cm" svg:height="3.5cm" svg:x="14.6cm" svg:y="-0.5cm">
          <text:p/>
          <draw:enhanced-geometry svg:viewBox="0 0 21600 21600" draw:mirror-vertical="true" draw:type="rectangle" draw:enhanced-path="M 0 0 L 21600 0 21600 21600 0 21600 0 0 Z N"/>
        </draw:custom-shape>
        <draw:custom-shape draw:style-name="gr36" draw:text-style-name="P2" draw:layer="layout" svg:width="4.1cm" svg:height="0.4cm" svg:x="0.5cm" svg:y="9.8cm">
          <text:p/>
          <draw:enhanced-geometry svg:viewBox="0 0 21600 21600" draw:type="rectangle" draw:enhanced-path="M 0 0 L 21600 0 21600 21600 0 21600 0 0 Z N"/>
        </draw:custom-shape>
        <draw:custom-shape draw:style-name="gr36" draw:text-style-name="P2" draw:layer="layout" svg:width="4.1cm" svg:height="0.4cm" svg:x="7.9cm" svg:y="9.8cm">
          <text:p/>
          <draw:enhanced-geometry svg:viewBox="0 0 21600 21600" draw:type="rectangle" draw:enhanced-path="M 0 0 L 21600 0 21600 21600 0 21600 0 0 Z N"/>
        </draw:custom-shape>
        <draw:custom-shape draw:style-name="gr36" draw:text-style-name="P2" draw:layer="layout" svg:width="4.1cm" svg:height="0.4cm" svg:x="18.6cm" svg:y="9.8cm">
          <text:p/>
          <draw:enhanced-geometry svg:viewBox="0 0 21600 21600" draw:type="rectangle" draw:enhanced-path="M 0 0 L 21600 0 21600 21600 0 21600 0 0 Z N"/>
        </draw:custom-shape>
        <draw:custom-shape draw:style-name="gr36" draw:text-style-name="P2" draw:layer="layout" svg:width="4.1cm" svg:height="0.4cm" svg:x="25.3cm" svg:y="9.8cm">
          <text:p/>
          <draw:enhanced-geometry svg:viewBox="0 0 21600 21600" draw:type="rectangle" draw:enhanced-path="M 0 0 L 21600 0 21600 21600 0 21600 0 0 Z N"/>
        </draw:custom-shape>
        <draw:custom-shape draw:style-name="gr36" draw:text-style-name="P2" draw:layer="layout" svg:width="0.4cm" svg:height="2.5cm" svg:x="14.6cm" svg:y="5.4cm">
          <text:p/>
          <draw:enhanced-geometry svg:viewBox="0 0 21600 21600" draw:mirror-vertical="true" draw:type="rectangle" draw:enhanced-path="M 0 0 L 21600 0 21600 21600 0 21600 0 0 Z N"/>
        </draw:custom-shape>
        <draw:custom-shape draw:style-name="gr36" draw:text-style-name="P2" draw:layer="layout" svg:width="0.4cm" svg:height="2.5cm" svg:x="14.6cm" svg:y="12cm">
          <text:p/>
          <draw:enhanced-geometry svg:viewBox="0 0 21600 21600" draw:mirror-vertical="true" draw:type="rectangle" draw:enhanced-path="M 0 0 L 21600 0 21600 21600 0 21600 0 0 Z N"/>
        </draw:custom-shape>
        <draw:custom-shape draw:style-name="gr36" draw:text-style-name="P2" draw:layer="layout" svg:width="0.4cm" svg:height="3.5cm" svg:x="14.6cm" svg:y="16.8cm">
          <text:p/>
          <draw:enhanced-geometry svg:viewBox="0 0 21600 21600" draw:mirror-vertical="true" draw:type="rectangle" draw:enhanced-path="M 0 0 L 21600 0 21600 21600 0 21600 0 0 Z N"/>
        </draw:custom-shape>
        <draw:custom-shape draw:style-name="gr34" draw:text-style-name="P2" draw:layer="layout" svg:width="1.8cm" svg:height="1.8cm" svg:x="13.9cm" svg:y="9.1cm">
          <text:p/>
          <draw:enhanced-geometry svg:viewBox="0 0 21600 21600" draw:glue-points="10800 0 0 10800 10800 21600 21600 10800" draw:path-stretchpoint-x="10800" draw:path-stretchpoint-y="10800" draw:text-areas="?f1 ?f1 ?f2 ?f3" draw:type="cross" draw:modifiers="8791.1160466407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4" draw:text-style-name="P2" draw:layer="layout" svg:width="1.8cm" svg:height="1.8cm" svg:x="13.9cm" svg:y="9.1cm">
          <text:p/>
          <draw:enhanced-geometry svg:viewBox="0 0 21600 21600" draw:glue-points="10800 0 0 10800 10800 21600 21600 10800" draw:path-stretchpoint-x="10800" draw:path-stretchpoint-y="10800" draw:text-areas="?f1 ?f1 ?f2 ?f3" draw:type="cross" draw:modifiers="8791.1160466407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4" draw:text-style-name="P2" draw:layer="layout" svg:width="29.7cm" svg:height="29.6cm" svg:x="0cm" svg:y="-4.7cm">
          <text:p/>
          <draw:enhanced-geometry svg:viewBox="0 0 21600 21600" draw:glue-points="10800 0 0 10800 10800 21600 21600 10800" draw:path-stretchpoint-x="10800" draw:path-stretchpoint-y="10800" draw:text-areas="?f1 ?f1 ?f2 ?f3" draw:type="cross" draw:modifiers="8568.8291463464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4" draw:text-style-name="P2" draw:layer="layout" svg:width="29.7cm" svg:height="29.6cm" svg:x="0cm" svg:y="-4.7cm">
          <text:p/>
          <draw:enhanced-geometry svg:viewBox="0 0 21600 21600" draw:glue-points="10800 0 0 10800 10800 21600 21600 10800" draw:path-stretchpoint-x="10800" draw:path-stretchpoint-y="10800" draw:text-areas="?f1 ?f1 ?f2 ?f3" draw:type="cross" draw:modifiers="6733.7184554575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path draw:style-name="gr37" draw:text-style-name="P8" draw:layer="layout" svg:width="3.469cm" svg:height="3.273cm" svg:x="23.105cm" svg:y="16.2cm" svg:viewBox="0 0 3470 3274" svg:d="M0 3274v-3274h1715l213 2 186 6 159 10 70 6 63 7 82 11 79 14 75 16 72 18 68 20 65 22 62 25 58 27 55 30 53 32 50 36 47 38 44 41 41 43 39 47 36 49 32 52 28 52 24 54 19 56 15 56 11 58 6 59 3 60-6 102-18 99-28 94-41 91-52 86-63 82-75 79-86 74-49 35-53 33-58 30-62 28-67 26-72 24-76 22-81 19-176 31-195 23-213 14-232 4h-1165v1331zM602 1557h1175l140-3 130-7 119-12 109-17 98-22 45-13 43-14 40-15 37-17 35-18 31-19 30-20 28-21 26-22 24-23 22-24 20-25 18-26 16-27 15-28 12-29 19-61 12-65 3-69-2-50-7-49-11-46-16-45-20-43-25-42-29-39-34-37-37-35-41-32-43-29-46-26-49-22-51-20-55-16-58-14-42-6-50-6-58-5-66-4-156-6-189-2h-1162z">
          <text:p/>
        </draw:path>
        <draw:custom-shape draw:style-name="gr35" draw:text-style-name="P5" draw:layer="layout" svg:width="9.7cm" svg:height="3.9cm" svg:x="1.4cm" svg:y="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 draw:layer="layout" svg:width="2.5cm" svg:height="2.5cm" svg:x="1.9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2.5cm" svg:height="2.5cm" svg:x="4.9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2.5cm" svg:height="2.5cm" svg:x="7.9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5" draw:layer="layout" svg:width="8.6cm" svg:height="5cm" svg:x="1.9cm" svg:y="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gon draw:style-name="gr39" draw:text-style-name="P5" draw:layer="layout" svg:width="3.999cm" svg:height="6.499cm" svg:x="4.6cm" svg:y="14.5cm" svg:viewBox="0 0 4000 6500" draw:points="0,1600 1200,3200 1100,4700 400,6000 1100,5500 1600,6500 1700,5500 2500,6500 2300,5500 4000,6100 2800,5100 2200,3600 2600,2700 3400,2000 4000,1700 3100,2000 2700,1900 3300,800 3800,200 3100,600 2400,2000 2200,1200 1900,0 1600,0 1900,700 1900,1900 1100,1100 300,700 1100,1400 2000,2500 1600,3000 1200,2900 1300,2900">
          <text:p/>
        </draw:polygon>
        <draw:custom-shape draw:style-name="gr35" draw:text-style-name="P5" draw:layer="layout" svg:width="9.8cm" svg:height="5cm" svg:x="19.4cm" svg:y="1cm">
          <text:p/>
          <draw:enhanced-geometry svg:viewBox="0 0 21600 21600" draw:type="rectangle" draw:enhanced-path="M 0 0 L 21600 0 21600 21600 0 21600 0 0 Z N"/>
        </draw:custom-shape>
        <draw:custom-shape draw:style-name="gr35" draw:text-style-name="P5" draw:layer="layout" svg:width="2.3cm" svg:height="0.745cm" svg:x="20.5cm" svg:y="1.5cm">
          <text:p/>
          <draw:enhanced-geometry svg:viewBox="0 0 21600 21600" draw:type="rectangle" draw:enhanced-path="M 0 0 L 21600 0 21600 21600 0 21600 0 0 Z N"/>
        </draw:custom-shape>
        <draw:custom-shape draw:style-name="gr35" draw:text-style-name="P5" draw:layer="layout" svg:width="2.3cm" svg:height="0.745cm" svg:x="23.4cm" svg:y="1.5cm">
          <text:p/>
          <draw:enhanced-geometry svg:viewBox="0 0 21600 21600" draw:type="rectangle" draw:enhanced-path="M 0 0 L 21600 0 21600 21600 0 21600 0 0 Z N"/>
        </draw:custom-shape>
        <draw:custom-shape draw:style-name="gr35" draw:text-style-name="P5" draw:layer="layout" svg:width="2.3cm" svg:height="0.745cm" svg:x="26.2cm" svg:y="1.5cm">
          <text:p/>
          <draw:enhanced-geometry svg:viewBox="0 0 21600 21600" draw:type="rectangle" draw:enhanced-path="M 0 0 L 21600 0 21600 21600 0 21600 0 0 Z N"/>
        </draw:custom-shape>
        <draw:custom-shape draw:style-name="gr35" draw:text-style-name="P5" draw:layer="layout" svg:width="2.3cm" svg:height="0.745cm" svg:x="20.5cm" svg:y="2.422cm">
          <text:p/>
          <draw:enhanced-geometry svg:viewBox="0 0 21600 21600" draw:type="rectangle" draw:enhanced-path="M 0 0 L 21600 0 21600 21600 0 21600 0 0 Z N"/>
        </draw:custom-shape>
        <draw:custom-shape draw:style-name="gr35" draw:text-style-name="P5" draw:layer="layout" svg:width="2.3cm" svg:height="0.745cm" svg:x="23.4cm" svg:y="2.422cm">
          <text:p/>
          <draw:enhanced-geometry svg:viewBox="0 0 21600 21600" draw:type="rectangle" draw:enhanced-path="M 0 0 L 21600 0 21600 21600 0 21600 0 0 Z N"/>
        </draw:custom-shape>
        <draw:custom-shape draw:style-name="gr35" draw:text-style-name="P5" draw:layer="layout" svg:width="2.3cm" svg:height="0.745cm" svg:x="26.2cm" svg:y="2.422cm">
          <text:p/>
          <draw:enhanced-geometry svg:viewBox="0 0 21600 21600" draw:type="rectangle" draw:enhanced-path="M 0 0 L 21600 0 21600 21600 0 21600 0 0 Z N"/>
        </draw:custom-shape>
        <draw:custom-shape draw:style-name="gr35" draw:text-style-name="P5" draw:layer="layout" svg:width="2.3cm" svg:height="0.745cm" svg:x="20.5cm" svg:y="3.433cm">
          <text:p/>
          <draw:enhanced-geometry svg:viewBox="0 0 21600 21600" draw:type="rectangle" draw:enhanced-path="M 0 0 L 21600 0 21600 21600 0 21600 0 0 Z N"/>
        </draw:custom-shape>
        <draw:custom-shape draw:style-name="gr35" draw:text-style-name="P5" draw:layer="layout" svg:width="2.3cm" svg:height="0.745cm" svg:x="23.4cm" svg:y="3.433cm">
          <text:p/>
          <draw:enhanced-geometry svg:viewBox="0 0 21600 21600" draw:type="rectangle" draw:enhanced-path="M 0 0 L 21600 0 21600 21600 0 21600 0 0 Z N"/>
        </draw:custom-shape>
        <draw:custom-shape draw:style-name="gr35" draw:text-style-name="P5" draw:layer="layout" svg:width="2.3cm" svg:height="0.745cm" svg:x="26.2cm" svg:y="3.433cm">
          <text:p/>
          <draw:enhanced-geometry svg:viewBox="0 0 21600 21600" draw:type="rectangle" draw:enhanced-path="M 0 0 L 21600 0 21600 21600 0 21600 0 0 Z N"/>
        </draw:custom-shape>
        <draw:custom-shape draw:style-name="gr35" draw:text-style-name="P5" draw:layer="layout" svg:width="2.3cm" svg:height="0.745cm" svg:x="20.5cm" svg:y="4.355cm">
          <text:p/>
          <draw:enhanced-geometry svg:viewBox="0 0 21600 21600" draw:type="rectangle" draw:enhanced-path="M 0 0 L 21600 0 21600 21600 0 21600 0 0 Z N"/>
        </draw:custom-shape>
        <draw:custom-shape draw:style-name="gr35" draw:text-style-name="P5" draw:layer="layout" svg:width="2.3cm" svg:height="0.745cm" svg:x="23.4cm" svg:y="4.355cm">
          <text:p/>
          <draw:enhanced-geometry svg:viewBox="0 0 21600 21600" draw:type="rectangle" draw:enhanced-path="M 0 0 L 21600 0 21600 21600 0 21600 0 0 Z N"/>
        </draw:custom-shape>
        <draw:custom-shape draw:style-name="gr35" draw:text-style-name="P5" draw:layer="layout" svg:width="2.3cm" svg:height="0.745cm" svg:x="26.2cm" svg:y="4.355cm">
          <text:p/>
          <draw:enhanced-geometry svg:viewBox="0 0 21600 21600" draw:type="rectangle" draw:enhanced-path="M 0 0 L 21600 0 21600 21600 0 21600 0 0 Z N"/>
        </draw:custom-shape>
      </draw:page>
      <draw:page draw:name="page15" draw:style-name="dp1" draw:master-page-name="標準">
        <draw:custom-shape draw:style-name="gr40" draw:text-style-name="P2" draw:layer="layout" svg:width="4.1cm" svg:height="0.4cm" svg:x="0.5cm" svg:y="9.8cm">
          <text:p/>
          <draw:enhanced-geometry svg:viewBox="0 0 21600 21600" draw:type="rectangle" draw:enhanced-path="M 0 0 L 21600 0 21600 21600 0 21600 0 0 Z N"/>
        </draw:custom-shape>
        <draw:custom-shape draw:style-name="gr40" draw:text-style-name="P2" draw:layer="layout" svg:width="4.1cm" svg:height="0.4cm" svg:x="7.9cm" svg:y="9.8cm">
          <text:p/>
          <draw:enhanced-geometry svg:viewBox="0 0 21600 21600" draw:type="rectangle" draw:enhanced-path="M 0 0 L 21600 0 21600 21600 0 21600 0 0 Z N"/>
        </draw:custom-shape>
        <draw:custom-shape draw:style-name="gr40" draw:text-style-name="P2" draw:layer="layout" svg:width="4.1cm" svg:height="0.4cm" svg:x="18.6cm" svg:y="9.8cm">
          <text:p/>
          <draw:enhanced-geometry svg:viewBox="0 0 21600 21600" draw:type="rectangle" draw:enhanced-path="M 0 0 L 21600 0 21600 21600 0 21600 0 0 Z N"/>
        </draw:custom-shape>
        <draw:custom-shape draw:style-name="gr40" draw:text-style-name="P2" draw:layer="layout" svg:width="4.1cm" svg:height="0.4cm" svg:x="25.3cm" svg:y="9.8cm">
          <text:p/>
          <draw:enhanced-geometry svg:viewBox="0 0 21600 21600" draw:type="rectangle" draw:enhanced-path="M 0 0 L 21600 0 21600 21600 0 21600 0 0 Z N"/>
        </draw:custom-shape>
        <draw:custom-shape draw:style-name="gr41" draw:text-style-name="P2" draw:layer="layout" svg:width="0.4cm" svg:height="2.5cm" svg:x="14.6cm" svg:y="12cm">
          <text:p/>
          <draw:enhanced-geometry svg:viewBox="0 0 21600 21600" draw:mirror-vertical="true" draw:type="rectangle" draw:enhanced-path="M 0 0 L 21600 0 21600 21600 0 21600 0 0 Z N"/>
        </draw:custom-shape>
        <draw:custom-shape draw:style-name="gr42" draw:text-style-name="P2" draw:layer="layout" svg:width="0.4cm" svg:height="3.5cm" svg:x="14.6cm" svg:y="16.8cm">
          <text:p/>
          <draw:enhanced-geometry svg:viewBox="0 0 21600 21600" draw:mirror-vertical="true" draw:type="rectangle" draw:enhanced-path="M 0 0 L 21600 0 21600 21600 0 21600 0 0 Z N"/>
        </draw:custom-shape>
        <draw:path draw:style-name="gr43" draw:text-style-name="P2" draw:layer="layout" svg:width="1.8cm" svg:height="1.8cm" svg:x="13.9cm" svg:y="9.1cm" svg:viewBox="0 0 1801 1801" svg:d="M1068 732h732v336h-732v732h-336v-732h-732v-336h732zM0 0zM1801 1801z">
          <text:p/>
        </draw:path>
        <draw:path draw:style-name="gr44" draw:text-style-name="P2" draw:layer="layout" svg:width="29.7cm" svg:height="29.6cm" svg:x="0cm" svg:y="-4.7cm" svg:viewBox="0 0 29701 29601" svg:d="M17959 11741h11742v6118h-11742v11742h-6218v-11742h-11741v-6118h11741zM0 0zM29701 29601z">
          <text:p/>
        </draw:path>
        <draw:custom-shape draw:style-name="gr45" draw:text-style-name="P5" draw:layer="layout" svg:width="8.6cm" svg:height="5cm" svg:x="1.9cm" svg:y="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gon draw:style-name="gr39" draw:text-style-name="P5" draw:layer="layout" svg:width="3.999cm" svg:height="6.499cm" svg:x="4.6cm" svg:y="14.5cm" svg:viewBox="0 0 4000 6500" draw:points="0,1600 1200,3200 1100,4700 400,6000 1100,5500 1600,6500 1700,5500 2500,6500 2300,5500 4000,6100 2800,5100 2200,3600 2600,2700 3400,2000 4000,1700 3100,2000 2700,1900 3300,800 3800,200 3100,600 2400,2000 2200,1200 1900,0 1600,0 1900,700 1900,1900 1100,1100 300,700 1100,1400 2000,2500 1600,3000 1200,2900 1300,2900">
          <text:p/>
        </draw:polygon>
        <draw:custom-shape draw:style-name="gr46" draw:text-style-name="P5" draw:layer="layout" svg:width="9.7cm" svg:height="3.9cm" svg:x="1.401cm" svg:y="1.8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 draw:layer="layout" svg:width="2.5cm" svg:height="2.5cm" svg:x="1.901cm" svg:y="2.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 draw:layer="layout" svg:width="2.5cm" svg:height="2.5cm" svg:x="4.901cm" svg:y="2.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 draw:layer="layout" svg:width="2.5cm" svg:height="2.5cm" svg:x="7.901cm" svg:y="2.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6" draw:style-name="dp1" draw:master-page-name="標準">
        <draw:custom-shape draw:style-name="gr40" draw:text-style-name="P2" draw:layer="layout" svg:width="4.1cm" svg:height="0.4cm" svg:x="0.5cm" svg:y="9.8cm">
          <text:p/>
          <draw:enhanced-geometry svg:viewBox="0 0 21600 21600" draw:type="rectangle" draw:enhanced-path="M 0 0 L 21600 0 21600 21600 0 21600 0 0 Z N"/>
        </draw:custom-shape>
        <draw:custom-shape draw:style-name="gr40" draw:text-style-name="P2" draw:layer="layout" svg:width="4.1cm" svg:height="0.4cm" svg:x="7.9cm" svg:y="9.8cm">
          <text:p/>
          <draw:enhanced-geometry svg:viewBox="0 0 21600 21600" draw:type="rectangle" draw:enhanced-path="M 0 0 L 21600 0 21600 21600 0 21600 0 0 Z N"/>
        </draw:custom-shape>
        <draw:custom-shape draw:style-name="gr41" draw:text-style-name="P2" draw:layer="layout" svg:width="0.4cm" svg:height="2.5cm" svg:x="14.6cm" svg:y="12cm">
          <text:p/>
          <draw:enhanced-geometry svg:viewBox="0 0 21600 21600" draw:mirror-vertical="true" draw:type="rectangle" draw:enhanced-path="M 0 0 L 21600 0 21600 21600 0 21600 0 0 Z N"/>
        </draw:custom-shape>
        <draw:custom-shape draw:style-name="gr42" draw:text-style-name="P2" draw:layer="layout" svg:width="0.4cm" svg:height="3.5cm" svg:x="14.6cm" svg:y="16.8cm">
          <text:p/>
          <draw:enhanced-geometry svg:viewBox="0 0 21600 21600" draw:mirror-vertical="true" draw:type="rectangle" draw:enhanced-path="M 0 0 L 21600 0 21600 21600 0 21600 0 0 Z N"/>
        </draw:custom-shape>
        <draw:path draw:style-name="gr43" draw:text-style-name="P2" draw:layer="layout" svg:width="1.8cm" svg:height="1.8cm" svg:x="13.9cm" svg:y="9.1cm" svg:viewBox="0 0 1801 1801" svg:d="M1068 732v336 732h-336v-732h-732v-336h732zM0 0zM1801 1801z">
          <text:p/>
        </draw:path>
        <draw:path draw:style-name="gr44" draw:text-style-name="P2" draw:layer="layout" svg:width="29.7cm" svg:height="29.6cm" svg:x="0cm" svg:y="-4.7cm" svg:viewBox="0 0 29701 29601" svg:d="M17959 11741v6118 11742h-6218v-11742h-11741v-6118h11741zM0 0zM29701 29601z">
          <text:p/>
        </draw:path>
        <draw:custom-shape draw:style-name="gr45" draw:text-style-name="P5" draw:layer="layout" svg:width="8.6cm" svg:height="5cm" svg:x="1.9cm" svg:y="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gon draw:style-name="gr39" draw:text-style-name="P5" draw:layer="layout" svg:width="3.999cm" svg:height="6.499cm" svg:x="4.6cm" svg:y="14.5cm" svg:viewBox="0 0 4000 6500" draw:points="0,1600 1200,3200 1100,4700 400,6000 1100,5500 1600,6500 1700,5500 2500,6500 2300,5500 4000,6100 2800,5100 2200,3600 2600,2700 3400,2000 4000,1700 3100,2000 2700,1900 3300,800 3800,200 3100,600 2400,2000 2200,1200 1900,0 1600,0 1900,700 1900,1900 1100,1100 300,700 1100,1400 2000,2500 1600,3000 1200,2900 1300,2900">
          <text:p/>
        </draw:polygon>
        <draw:custom-shape draw:style-name="gr45" draw:text-style-name="P5" draw:layer="layout" svg:width="8.6cm" svg:height="5cm" svg:x="18.6cm" svg:y="13.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gon draw:style-name="gr39" draw:text-style-name="P5" draw:layer="layout" svg:width="3.999cm" svg:height="6.499cm" svg:x="21.3cm" svg:y="14.3cm" svg:viewBox="0 0 4000 6500" draw:points="0,1600 1200,3200 1100,4700 400,6000 1100,5500 1600,6500 1700,5500 2500,6500 2300,5500 4000,6100 2800,5100 2200,3600 2600,2700 3400,2000 4000,1700 3100,2000 2700,1900 3300,800 3800,200 3100,600 2400,2000 2200,1200 1900,0 1600,0 1900,700 1900,1900 1100,1100 300,700 1100,1400 2000,2500 1600,3000 1200,2900 1300,2900">
          <text:p/>
        </draw:polygon>
        <draw:custom-shape draw:style-name="gr48" draw:text-style-name="P5" draw:layer="layout" svg:width="9.8cm" svg:height="5cm" svg:x="8.1cm" svg:y="1cm">
          <text:p/>
          <draw:enhanced-geometry svg:viewBox="0 0 21600 21600" draw:type="rectangle" draw:enhanced-path="M 0 0 L 21600 0 21600 21600 0 21600 0 0 Z N"/>
        </draw:custom-shape>
        <draw:custom-shape draw:style-name="gr49" draw:text-style-name="P5" draw:layer="layout" svg:width="2.3cm" svg:height="0.745cm" svg:x="9.2cm" svg:y="1.5cm">
          <text:p/>
          <draw:enhanced-geometry svg:viewBox="0 0 21600 21600" draw:type="rectangle" draw:enhanced-path="M 0 0 L 21600 0 21600 21600 0 21600 0 0 Z N"/>
        </draw:custom-shape>
        <draw:custom-shape draw:style-name="gr49" draw:text-style-name="P5" draw:layer="layout" svg:width="2.3cm" svg:height="0.745cm" svg:x="12.1cm" svg:y="1.5cm">
          <text:p/>
          <draw:enhanced-geometry svg:viewBox="0 0 21600 21600" draw:type="rectangle" draw:enhanced-path="M 0 0 L 21600 0 21600 21600 0 21600 0 0 Z N"/>
        </draw:custom-shape>
        <draw:custom-shape draw:style-name="gr49" draw:text-style-name="P5" draw:layer="layout" svg:width="2.3cm" svg:height="0.745cm" svg:x="14.9cm" svg:y="1.5cm">
          <text:p/>
          <draw:enhanced-geometry svg:viewBox="0 0 21600 21600" draw:type="rectangle" draw:enhanced-path="M 0 0 L 21600 0 21600 21600 0 21600 0 0 Z N"/>
        </draw:custom-shape>
        <draw:custom-shape draw:style-name="gr49" draw:text-style-name="P5" draw:layer="layout" svg:width="2.3cm" svg:height="0.745cm" svg:x="9.2cm" svg:y="2.422cm">
          <text:p/>
          <draw:enhanced-geometry svg:viewBox="0 0 21600 21600" draw:type="rectangle" draw:enhanced-path="M 0 0 L 21600 0 21600 21600 0 21600 0 0 Z N"/>
        </draw:custom-shape>
        <draw:custom-shape draw:style-name="gr49" draw:text-style-name="P5" draw:layer="layout" svg:width="2.3cm" svg:height="0.745cm" svg:x="12.1cm" svg:y="2.422cm">
          <text:p/>
          <draw:enhanced-geometry svg:viewBox="0 0 21600 21600" draw:type="rectangle" draw:enhanced-path="M 0 0 L 21600 0 21600 21600 0 21600 0 0 Z N"/>
        </draw:custom-shape>
        <draw:custom-shape draw:style-name="gr49" draw:text-style-name="P5" draw:layer="layout" svg:width="2.3cm" svg:height="0.745cm" svg:x="14.9cm" svg:y="2.422cm">
          <text:p/>
          <draw:enhanced-geometry svg:viewBox="0 0 21600 21600" draw:type="rectangle" draw:enhanced-path="M 0 0 L 21600 0 21600 21600 0 21600 0 0 Z N"/>
        </draw:custom-shape>
        <draw:custom-shape draw:style-name="gr49" draw:text-style-name="P5" draw:layer="layout" svg:width="2.3cm" svg:height="0.745cm" svg:x="9.2cm" svg:y="3.433cm">
          <text:p/>
          <draw:enhanced-geometry svg:viewBox="0 0 21600 21600" draw:type="rectangle" draw:enhanced-path="M 0 0 L 21600 0 21600 21600 0 21600 0 0 Z N"/>
        </draw:custom-shape>
        <draw:custom-shape draw:style-name="gr49" draw:text-style-name="P5" draw:layer="layout" svg:width="2.3cm" svg:height="0.745cm" svg:x="12.1cm" svg:y="3.433cm">
          <text:p/>
          <draw:enhanced-geometry svg:viewBox="0 0 21600 21600" draw:type="rectangle" draw:enhanced-path="M 0 0 L 21600 0 21600 21600 0 21600 0 0 Z N"/>
        </draw:custom-shape>
        <draw:custom-shape draw:style-name="gr49" draw:text-style-name="P5" draw:layer="layout" svg:width="2.3cm" svg:height="0.745cm" svg:x="14.9cm" svg:y="3.433cm">
          <text:p/>
          <draw:enhanced-geometry svg:viewBox="0 0 21600 21600" draw:type="rectangle" draw:enhanced-path="M 0 0 L 21600 0 21600 21600 0 21600 0 0 Z N"/>
        </draw:custom-shape>
        <draw:custom-shape draw:style-name="gr49" draw:text-style-name="P5" draw:layer="layout" svg:width="2.3cm" svg:height="0.745cm" svg:x="9.2cm" svg:y="4.355cm">
          <text:p/>
          <draw:enhanced-geometry svg:viewBox="0 0 21600 21600" draw:type="rectangle" draw:enhanced-path="M 0 0 L 21600 0 21600 21600 0 21600 0 0 Z N"/>
        </draw:custom-shape>
        <draw:custom-shape draw:style-name="gr49" draw:text-style-name="P5" draw:layer="layout" svg:width="2.3cm" svg:height="0.745cm" svg:x="12.1cm" svg:y="4.355cm">
          <text:p/>
          <draw:enhanced-geometry svg:viewBox="0 0 21600 21600" draw:type="rectangle" draw:enhanced-path="M 0 0 L 21600 0 21600 21600 0 21600 0 0 Z N"/>
        </draw:custom-shape>
        <draw:custom-shape draw:style-name="gr49" draw:text-style-name="P5" draw:layer="layout" svg:width="2.3cm" svg:height="0.745cm" svg:x="14.9cm" svg:y="4.355cm">
          <text:p/>
          <draw:enhanced-geometry svg:viewBox="0 0 21600 21600" draw:type="rectangle" draw:enhanced-path="M 0 0 L 21600 0 21600 21600 0 21600 0 0 Z N"/>
        </draw:custom-shape>
        <draw:custom-shape draw:style-name="gr48" draw:text-style-name="P5" draw:layer="layout" svg:width="9.8cm" svg:height="5cm" svg:x="18.6cm" svg:y="1cm">
          <text:p/>
          <draw:enhanced-geometry svg:viewBox="0 0 21600 21600" draw:type="rectangle" draw:enhanced-path="M 0 0 L 21600 0 21600 21600 0 21600 0 0 Z N"/>
        </draw:custom-shape>
        <draw:custom-shape draw:style-name="gr49" draw:text-style-name="P5" draw:layer="layout" svg:width="2.3cm" svg:height="0.745cm" svg:x="19.7cm" svg:y="1.5cm">
          <text:p/>
          <draw:enhanced-geometry svg:viewBox="0 0 21600 21600" draw:type="rectangle" draw:enhanced-path="M 0 0 L 21600 0 21600 21600 0 21600 0 0 Z N"/>
        </draw:custom-shape>
        <draw:custom-shape draw:style-name="gr49" draw:text-style-name="P5" draw:layer="layout" svg:width="2.3cm" svg:height="0.745cm" svg:x="22.6cm" svg:y="1.5cm">
          <text:p/>
          <draw:enhanced-geometry svg:viewBox="0 0 21600 21600" draw:type="rectangle" draw:enhanced-path="M 0 0 L 21600 0 21600 21600 0 21600 0 0 Z N"/>
        </draw:custom-shape>
        <draw:custom-shape draw:style-name="gr49" draw:text-style-name="P5" draw:layer="layout" svg:width="2.3cm" svg:height="0.745cm" svg:x="25.4cm" svg:y="1.5cm">
          <text:p/>
          <draw:enhanced-geometry svg:viewBox="0 0 21600 21600" draw:type="rectangle" draw:enhanced-path="M 0 0 L 21600 0 21600 21600 0 21600 0 0 Z N"/>
        </draw:custom-shape>
        <draw:custom-shape draw:style-name="gr49" draw:text-style-name="P5" draw:layer="layout" svg:width="2.3cm" svg:height="0.745cm" svg:x="19.7cm" svg:y="2.422cm">
          <text:p/>
          <draw:enhanced-geometry svg:viewBox="0 0 21600 21600" draw:type="rectangle" draw:enhanced-path="M 0 0 L 21600 0 21600 21600 0 21600 0 0 Z N"/>
        </draw:custom-shape>
        <draw:custom-shape draw:style-name="gr49" draw:text-style-name="P5" draw:layer="layout" svg:width="2.3cm" svg:height="0.745cm" svg:x="22.6cm" svg:y="2.422cm">
          <text:p/>
          <draw:enhanced-geometry svg:viewBox="0 0 21600 21600" draw:type="rectangle" draw:enhanced-path="M 0 0 L 21600 0 21600 21600 0 21600 0 0 Z N"/>
        </draw:custom-shape>
        <draw:custom-shape draw:style-name="gr49" draw:text-style-name="P5" draw:layer="layout" svg:width="2.3cm" svg:height="0.745cm" svg:x="25.4cm" svg:y="2.422cm">
          <text:p/>
          <draw:enhanced-geometry svg:viewBox="0 0 21600 21600" draw:type="rectangle" draw:enhanced-path="M 0 0 L 21600 0 21600 21600 0 21600 0 0 Z N"/>
        </draw:custom-shape>
        <draw:custom-shape draw:style-name="gr49" draw:text-style-name="P5" draw:layer="layout" svg:width="2.3cm" svg:height="0.745cm" svg:x="19.7cm" svg:y="3.433cm">
          <text:p/>
          <draw:enhanced-geometry svg:viewBox="0 0 21600 21600" draw:type="rectangle" draw:enhanced-path="M 0 0 L 21600 0 21600 21600 0 21600 0 0 Z N"/>
        </draw:custom-shape>
        <draw:custom-shape draw:style-name="gr49" draw:text-style-name="P5" draw:layer="layout" svg:width="2.3cm" svg:height="0.745cm" svg:x="22.6cm" svg:y="3.433cm">
          <text:p/>
          <draw:enhanced-geometry svg:viewBox="0 0 21600 21600" draw:type="rectangle" draw:enhanced-path="M 0 0 L 21600 0 21600 21600 0 21600 0 0 Z N"/>
        </draw:custom-shape>
        <draw:custom-shape draw:style-name="gr49" draw:text-style-name="P5" draw:layer="layout" svg:width="2.3cm" svg:height="0.745cm" svg:x="25.4cm" svg:y="3.433cm">
          <text:p/>
          <draw:enhanced-geometry svg:viewBox="0 0 21600 21600" draw:type="rectangle" draw:enhanced-path="M 0 0 L 21600 0 21600 21600 0 21600 0 0 Z N"/>
        </draw:custom-shape>
        <draw:custom-shape draw:style-name="gr49" draw:text-style-name="P5" draw:layer="layout" svg:width="2.3cm" svg:height="0.745cm" svg:x="19.7cm" svg:y="4.355cm">
          <text:p/>
          <draw:enhanced-geometry svg:viewBox="0 0 21600 21600" draw:type="rectangle" draw:enhanced-path="M 0 0 L 21600 0 21600 21600 0 21600 0 0 Z N"/>
        </draw:custom-shape>
        <draw:custom-shape draw:style-name="gr49" draw:text-style-name="P5" draw:layer="layout" svg:width="2.3cm" svg:height="0.745cm" svg:x="22.6cm" svg:y="4.355cm">
          <text:p/>
          <draw:enhanced-geometry svg:viewBox="0 0 21600 21600" draw:type="rectangle" draw:enhanced-path="M 0 0 L 21600 0 21600 21600 0 21600 0 0 Z N"/>
        </draw:custom-shape>
        <draw:custom-shape draw:style-name="gr49" draw:text-style-name="P5" draw:layer="layout" svg:width="2.3cm" svg:height="0.745cm" svg:x="25.4cm" svg:y="4.355cm">
          <text:p/>
          <draw:enhanced-geometry svg:viewBox="0 0 21600 21600" draw:type="rectangle" draw:enhanced-path="M 0 0 L 21600 0 21600 21600 0 21600 0 0 Z N"/>
        </draw:custom-shape>
      </draw:page>
      <draw:page draw:name="page17" draw:style-name="dp1" draw:master-page-name="標準">
        <draw:custom-shape draw:style-name="gr40" draw:text-style-name="P2" draw:layer="layout" svg:width="4.1cm" svg:height="0.4cm" svg:x="0.5cm" svg:y="9.8cm">
          <text:p/>
          <draw:enhanced-geometry svg:viewBox="0 0 21600 21600" draw:type="rectangle" draw:enhanced-path="M 0 0 L 21600 0 21600 21600 0 21600 0 0 Z N"/>
        </draw:custom-shape>
        <draw:custom-shape draw:style-name="gr40" draw:text-style-name="P2" draw:layer="layout" svg:width="4.1cm" svg:height="0.4cm" svg:x="7cm" svg:y="9.8cm">
          <text:p/>
          <draw:enhanced-geometry svg:viewBox="0 0 21600 21600" draw:type="rectangle" draw:enhanced-path="M 0 0 L 21600 0 21600 21600 0 21600 0 0 Z N"/>
        </draw:custom-shape>
        <draw:custom-shape draw:style-name="gr40" draw:text-style-name="P2" draw:layer="layout" svg:width="4.1cm" svg:height="0.4cm" svg:x="19.1cm" svg:y="9.8cm">
          <text:p/>
          <draw:enhanced-geometry svg:viewBox="0 0 21600 21600" draw:type="rectangle" draw:enhanced-path="M 0 0 L 21600 0 21600 21600 0 21600 0 0 Z N"/>
        </draw:custom-shape>
        <draw:custom-shape draw:style-name="gr40" draw:text-style-name="P2" draw:layer="layout" svg:width="4.1cm" svg:height="0.4cm" svg:x="25.3cm" svg:y="9.8cm">
          <text:p/>
          <draw:enhanced-geometry svg:viewBox="0 0 21600 21600" draw:type="rectangle" draw:enhanced-path="M 0 0 L 21600 0 21600 21600 0 21600 0 0 Z N"/>
        </draw:custom-shape>
        <draw:path draw:style-name="gr44" draw:text-style-name="P2" draw:layer="layout" svg:width="29.7cm" svg:height="29.6cm" svg:x="0cm" svg:y="-4.7cm" svg:viewBox="0 0 29701 29601" svg:d="M17959 11741h11742v6118h-11742-6218-11741v-6118h11741zM0 0zM29701 29601z">
          <text:p/>
        </draw:path>
        <draw:custom-shape draw:style-name="gr45" draw:text-style-name="P5" draw:layer="layout" svg:width="8.6cm" svg:height="5cm" svg:x="1.9cm" svg:y="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gon draw:style-name="gr39" draw:text-style-name="P5" draw:layer="layout" svg:width="3.999cm" svg:height="6.499cm" svg:x="4.6cm" svg:y="14.5cm" svg:viewBox="0 0 4000 6500" draw:points="0,1600 1200,3200 1100,4700 400,6000 1100,5500 1600,6500 1700,5500 2500,6500 2300,5500 4000,6100 2800,5100 2200,3600 2600,2700 3400,2000 4000,1700 3100,2000 2700,1900 3300,800 3800,200 3100,600 2400,2000 2200,1200 1900,0 1600,0 1900,700 1900,1900 1100,1100 300,700 1100,1400 2000,2500 1600,3000 1200,2900 1300,2900">
          <text:p/>
        </draw:polygon>
        <draw:custom-shape draw:style-name="gr40" draw:text-style-name="P2" draw:layer="layout" svg:width="4.1cm" svg:height="0.4cm" svg:x="13.2cm" svg:y="9.8cm">
          <text:p/>
          <draw:enhanced-geometry svg:viewBox="0 0 21600 21600" draw:type="rectangle" draw:enhanced-path="M 0 0 L 21600 0 21600 21600 0 21600 0 0 Z N"/>
        </draw:custom-shape>
        <draw:custom-shape draw:style-name="gr45" draw:text-style-name="P9" draw:layer="layout" svg:width="8.6cm" svg:height="5cm" svg:x="10.6cm" svg:y="1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gon draw:style-name="gr39" draw:text-style-name="P9" draw:layer="layout" svg:width="3.999cm" svg:height="6.499cm" svg:x="13.3cm" svg:y="14.2cm" svg:viewBox="0 0 4000 6500" draw:points="0,1600 1200,3200 1100,4700 400,6000 1100,5500 1600,6500 1700,5500 2500,6500 2300,5500 4000,6100 2800,5100 2200,3600 2600,2700 3400,2000 4000,1700 3100,2000 2700,1900 3300,800 3800,200 3100,600 2400,2000 2200,1200 1900,0 1600,0 1900,700 1900,1900 1100,1100 300,700 1100,1400 2000,2500 1600,3000 1200,2900 1300,2900">
          <text:p/>
        </draw:polygon>
        <draw:custom-shape draw:style-name="gr45" draw:text-style-name="P9" draw:layer="layout" svg:width="8.6cm" svg:height="5cm" svg:x="19.8cm" svg:y="13.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gon draw:style-name="gr39" draw:text-style-name="P9" draw:layer="layout" svg:width="3.999cm" svg:height="6.499cm" svg:x="22.5cm" svg:y="14.4cm" svg:viewBox="0 0 4000 6500" draw:points="0,1600 1200,3200 1100,4700 400,6000 1100,5500 1600,6500 1700,5500 2500,6500 2300,5500 4000,6100 2800,5100 2200,3600 2600,2700 3400,2000 4000,1700 3100,2000 2700,1900 3300,800 3800,200 3100,600 2400,2000 2200,1200 1900,0 1600,0 1900,700 1900,1900 1100,1100 300,700 1100,1400 2000,2500 1600,3000 1200,2900 1300,29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none"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20T08:33:57.43</meta:creation-date>
    <meta:print-date>2018-03-11T09:50:26.284000000</meta:print-date>
    <dc:date>2018-03-11T10:30:54.758000000</dc:date>
    <meta:editing-duration>P14DT16M11S</meta:editing-duration>
    <meta:editing-cycles>15</meta:editing-cycles>
    <meta:generator>LibreOffice/5.3.0.3$Windows_x86 LibreOffice_project/7074905676c47b82bbcfbea1aeefc84afe1c50e1</meta:generator>
    <meta:document-statistic meta:object-count="311"/>
  </office:meta>
</office:document-meta>
</file>